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54.6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23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.1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C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0.0000000667259" calcext:value-type="float">
            <text:p>6.67E-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29979245800" calcext:value-type="float">
            <text:p>3.00E+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Sol</text:p>
          </table:table-cell>
          <table:table-cell table:style-name="ce1" office:value-type="float" office:value="69600000000" calcext:value-type="float">
            <text:p>6.96E+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_Sol</text:p>
          </table:table-cell>
          <table:table-cell table:formula="of:=1.99E+033" office:value-type="float" office:value="1.99E+033" calcext:value-type="float">
            <text:p>1.99E+0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rho</text:p>
          </table:table-cell>
          <table:table-cell office:value-type="string" calcext:value-type="string">
            <text:p><text:s/>pressure</text:p>
          </table:table-cell>
          <table:table-cell office:value-type="string" calcext:value-type="string">
            <text:p><text:s/>n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(km)</text:p>
          </table:table-cell>
          <table:table-cell office:value-type="string" calcext:value-type="string">
            <text:p>M/M_Sol</text:p>
          </table:table-cell>
          <table:table-cell office:value-type="string" calcext:value-type="string">
            <text:p>a/R_Sol</text:p>
          </table:table-cell>
        </table:table-row>
        <table:table-row table:style-name="ro1">
          <table:table-cell office:value-type="string" calcext:value-type="string">
            <text:p>#[g/cm^3]</text:p>
          </table:table-cell>
          <table:table-cell office:value-type="string" calcext:value-type="string">
            <text:p>[erg/cm^3]</text:p>
          </table:table-cell>
          <table:table-cell office:value-type="string" calcext:value-type="string">
            <text:p><text:s/>[cm^-3]</text:p>
          </table:table-cell>
          <table:table-cell table:number-columns-repeated="6"/>
        </table:table-row>
        <table:table-row table:style-name="ro1">
          <table:table-cell office:value-type="float" office:value="1.4E+016" calcext:value-type="float">
            <text:p>1.4E+016</text:p>
          </table:table-cell>
          <table:table-cell office:value-type="float" office:value="3.41E+037" calcext:value-type="float">
            <text:p>3.41E+037</text:p>
          </table:table-cell>
          <table:table-cell office:value-type="float" office:value="9.87E+038" calcext:value-type="float">
            <text:p>9.87E+038</text:p>
          </table:table-cell>
          <table:table-cell/>
          <table:table-cell table:formula="of:=SQRT([.$B$2]^2/(4*PI()*[.$B$1]*[.A9]))" office:value-type="float" office:value="276697.052547833" calcext:value-type="float">
            <text:p>276697.052547833</text:p>
          </table:table-cell>
          <table:table-cell table:formula="of:=4*PI()*[.A9]*[.E9]^3" office:value-type="float" office:value="3.72693225447058E+033" calcext:value-type="float">
            <text:p>3.72693225447058E+033</text:p>
          </table:table-cell>
          <table:table-cell table:formula="of:=[.E9]*0.00001" office:value-type="float" office:value="2.76697052547833" calcext:value-type="float">
            <text:p>2.7669705255</text:p>
          </table:table-cell>
          <table:table-cell table:formula="of:=[.F9]/[.$B$4]" office:value-type="float" office:value="1.87283027862843" calcext:value-type="float">
            <text:p>1.8728302786</text:p>
          </table:table-cell>
          <table:table-cell table:formula="of:=[.E9]/[.$B$3]" office:value-type="float" office:value="0.00000397553236419301" calcext:value-type="float">
            <text:p>3.97553236419301E-006</text:p>
          </table:table-cell>
        </table:table-row>
        <table:table-row table:style-name="ro1">
          <table:table-cell office:value-type="float" office:value="1.3E+016" calcext:value-type="float">
            <text:p>1.3E+016</text:p>
          </table:table-cell>
          <table:table-cell office:value-type="float" office:value="2.56E+037" calcext:value-type="float">
            <text:p>2.56E+037</text:p>
          </table:table-cell>
          <table:table-cell office:value-type="float" office:value="1.8E+039" calcext:value-type="float">
            <text:p>1.8E+039</text:p>
          </table:table-cell>
          <table:table-cell/>
          <table:table-cell table:formula="of:=SQRT([.$B$2]^2/(4*PI()*[.$B$1]*[.A10]))" office:value-type="float" office:value="287142.101572511" calcext:value-type="float">
            <text:p>287142.101572511</text:p>
          </table:table-cell>
          <table:table-cell table:formula="of:=4*PI()*[.A10]*[.E10]^3" office:value-type="float" office:value="3.86762038161595E+033" calcext:value-type="float">
            <text:p>3.86762038161595E+033</text:p>
          </table:table-cell>
          <table:table-cell table:formula="of:=[.E10]*0.00001" office:value-type="float" office:value="2.87142101572511" calcext:value-type="float">
            <text:p>2.8714210157</text:p>
          </table:table-cell>
          <table:table-cell table:formula="of:=[.F10]/[.$B$4]" office:value-type="float" office:value="1.94352782995776" calcext:value-type="float">
            <text:p>1.94352783</text:p>
          </table:table-cell>
          <table:table-cell table:formula="of:=[.E10]/[.$B$3]" office:value-type="float" office:value="0.00000412560490765102" calcext:value-type="float">
            <text:p>4.12560490765102E-006</text:p>
          </table:table-cell>
        </table:table-row>
        <table:table-row table:style-name="ro1">
          <table:table-cell office:value-type="float" office:value="1.2E+016" calcext:value-type="float">
            <text:p>1.2E+016</text:p>
          </table:table-cell>
          <table:table-cell office:value-type="float" office:value="1.93E+037" calcext:value-type="float">
            <text:p>1.93E+037</text:p>
          </table:table-cell>
          <table:table-cell office:value-type="float" office:value="2.27E+039" calcext:value-type="float">
            <text:p>2.27E+039</text:p>
          </table:table-cell>
          <table:table-cell/>
          <table:table-cell table:formula="of:=SQRT([.$B$2]^2/(4*PI()*[.$B$1]*[.A11]))" office:value-type="float" office:value="298866.974929374" calcext:value-type="float">
            <text:p>298866.974929374</text:p>
          </table:table-cell>
          <table:table-cell table:formula="of:=4*PI()*[.A11]*[.E11]^3" office:value-type="float" office:value="4.02554692362608E+033" calcext:value-type="float">
            <text:p>4.02554692362608E+033</text:p>
          </table:table-cell>
          <table:table-cell table:formula="of:=[.E11]*0.00001" office:value-type="float" office:value="2.98866974929374" calcext:value-type="float">
            <text:p>2.9886697493</text:p>
          </table:table-cell>
          <table:table-cell table:formula="of:=[.F11]/[.$B$4]" office:value-type="float" office:value="2.02288790131964" calcext:value-type="float">
            <text:p>2.0228879013</text:p>
          </table:table-cell>
          <table:table-cell table:formula="of:=[.E11]/[.$B$3]" office:value-type="float" office:value="0.00000429406573174387" calcext:value-type="float">
            <text:p>4.29406573174387E-006</text:p>
          </table:table-cell>
        </table:table-row>
        <table:table-row table:style-name="ro1">
          <table:table-cell office:value-type="float" office:value="1.1E+016" calcext:value-type="float">
            <text:p>1.1E+016</text:p>
          </table:table-cell>
          <table:table-cell office:value-type="float" office:value="1.46E+037" calcext:value-type="float">
            <text:p>1.46E+037</text:p>
          </table:table-cell>
          <table:table-cell office:value-type="float" office:value="2.49E+039" calcext:value-type="float">
            <text:p>2.49E+039</text:p>
          </table:table-cell>
          <table:table-cell/>
          <table:table-cell table:formula="of:=SQRT([.$B$2]^2/(4*PI()*[.$B$1]*[.A12]))" office:value-type="float" office:value="312156.374629654" calcext:value-type="float">
            <text:p>312156.374629654</text:p>
          </table:table-cell>
          <table:table-cell table:formula="of:=4*PI()*[.A12]*[.E12]^3" office:value-type="float" office:value="4.20454663442699E+033" calcext:value-type="float">
            <text:p>4.20454663442699E+033</text:p>
          </table:table-cell>
          <table:table-cell table:formula="of:=[.E12]*0.00001" office:value-type="float" office:value="3.12156374629654" calcext:value-type="float">
            <text:p>3.1215637463</text:p>
          </table:table-cell>
          <table:table-cell table:formula="of:=[.F12]/[.$B$4]" office:value-type="float" office:value="2.11283750473718" calcext:value-type="float">
            <text:p>2.1128375047</text:p>
          </table:table-cell>
          <table:table-cell table:formula="of:=[.E12]/[.$B$3]" office:value-type="float" office:value="0.00000448500538260997" calcext:value-type="float">
            <text:p>0.000004485</text:p>
          </table:table-cell>
        </table:table-row>
        <table:table-row table:style-name="ro1">
          <table:table-cell office:value-type="float" office:value="1E+016" calcext:value-type="float">
            <text:p>1E+016</text:p>
          </table:table-cell>
          <table:table-cell office:value-type="float" office:value="1.13E+037" calcext:value-type="float">
            <text:p>1.13E+037</text:p>
          </table:table-cell>
          <table:table-cell office:value-type="float" office:value="2.53E+039" calcext:value-type="float">
            <text:p>2.53E+039</text:p>
          </table:table-cell>
          <table:table-cell/>
          <table:table-cell table:formula="of:=SQRT([.$B$2]^2/(4*PI()*[.$B$1]*[.A13]))" office:value-type="float" office:value="327392.367724298" calcext:value-type="float">
            <text:p>327392.367724298</text:p>
          </table:table-cell>
          <table:table-cell table:formula="of:=4*PI()*[.A13]*[.E13]^3" office:value-type="float" office:value="4.40976571273106E+033" calcext:value-type="float">
            <text:p>4.40976571273106E+033</text:p>
          </table:table-cell>
          <table:table-cell table:formula="of:=[.E13]*0.00001" office:value-type="float" office:value="3.27392367724298" calcext:value-type="float">
            <text:p>3.2739236772</text:p>
          </table:table-cell>
          <table:table-cell table:formula="of:=[.F13]/[.$B$4]" office:value-type="float" office:value="2.2159626697141" calcext:value-type="float">
            <text:p>2.2159626697</text:p>
          </table:table-cell>
          <table:table-cell table:formula="of:=[.E13]/[.$B$3]" office:value-type="float" office:value="0.0000047039133293721" calcext:value-type="float">
            <text:p>4.7039133293721E-006</text:p>
          </table:table-cell>
        </table:table-row>
        <table:table-row table:style-name="ro1">
          <table:table-cell office:value-type="float" office:value="9E+015" calcext:value-type="float">
            <text:p>9E+015</text:p>
          </table:table-cell>
          <table:table-cell office:value-type="float" office:value="8.84E+036" calcext:value-type="float">
            <text:p>8.84E+036</text:p>
          </table:table-cell>
          <table:table-cell office:value-type="float" office:value="2.45E+039" calcext:value-type="float">
            <text:p>2.45E+039</text:p>
          </table:table-cell>
          <table:table-cell/>
          <table:table-cell table:formula="of:=SQRT([.$B$2]^2/(4*PI()*[.$B$1]*[.A14]))" office:value-type="float" office:value="345101.856854726" calcext:value-type="float">
            <text:p>345101.856854726</text:p>
          </table:table-cell>
          <table:table-cell table:formula="of:=4*PI()*[.A14]*[.E14]^3" office:value-type="float" office:value="4.64830119998197E+033" calcext:value-type="float">
            <text:p>4.64830119998197E+033</text:p>
          </table:table-cell>
          <table:table-cell table:formula="of:=[.E14]*0.00001" office:value-type="float" office:value="3.45101856854726" calcext:value-type="float">
            <text:p>3.4510185685</text:p>
          </table:table-cell>
          <table:table-cell table:formula="of:=[.F14]/[.$B$4]" office:value-type="float" office:value="2.33582974873466" calcext:value-type="float">
            <text:p>2.3358297487</text:p>
          </table:table-cell>
          <table:table-cell table:formula="of:=[.E14]/[.$B$3]" office:value-type="float" office:value="0.00000495836001228055" calcext:value-type="float">
            <text:p>4.95836001228055E-006</text:p>
          </table:table-cell>
        </table:table-row>
        <table:table-row table:style-name="ro1">
          <table:table-cell office:value-type="float" office:value="8E+015" calcext:value-type="float">
            <text:p>8E+015</text:p>
          </table:table-cell>
          <table:table-cell office:value-type="float" office:value="7.04E+036" calcext:value-type="float">
            <text:p>7.04E+036</text:p>
          </table:table-cell>
          <table:table-cell office:value-type="float" office:value="2.3E+039" calcext:value-type="float">
            <text:p>2.3E+039</text:p>
          </table:table-cell>
          <table:table-cell/>
          <table:table-cell table:formula="of:=SQRT([.$B$2]^2/(4*PI()*[.$B$1]*[.A15]))" office:value-type="float" office:value="366035.794773069" calcext:value-type="float">
            <text:p>366035.794773069</text:p>
          </table:table-cell>
          <table:table-cell table:formula="of:=4*PI()*[.A15]*[.E15]^3" office:value-type="float" office:value="4.93026794925723E+033" calcext:value-type="float">
            <text:p>4.93026794925723E+033</text:p>
          </table:table-cell>
          <table:table-cell table:formula="of:=[.E15]*0.00001" office:value-type="float" office:value="3.66035794773069" calcext:value-type="float">
            <text:p>3.6603579477</text:p>
          </table:table-cell>
          <table:table-cell table:formula="of:=[.F15]/[.$B$4]" office:value-type="float" office:value="2.47752158254132" calcext:value-type="float">
            <text:p>2.4775215825</text:p>
          </table:table-cell>
          <table:table-cell table:formula="of:=[.E15]/[.$B$3]" office:value-type="float" office:value="0.00000525913498237168" calcext:value-type="float">
            <text:p>5.25913498237168E-006</text:p>
          </table:table-cell>
        </table:table-row>
        <table:table-row table:style-name="ro1">
          <table:table-cell office:value-type="float" office:value="7E+015" calcext:value-type="float">
            <text:p>7E+015</text:p>
          </table:table-cell>
          <table:table-cell office:value-type="float" office:value="5.65E+036" calcext:value-type="float">
            <text:p>5.65E+036</text:p>
          </table:table-cell>
          <table:table-cell office:value-type="float" office:value="2.11E+039" calcext:value-type="float">
            <text:p>2.11E+039</text:p>
          </table:table-cell>
          <table:table-cell/>
          <table:table-cell table:formula="of:=SQRT([.$B$2]^2/(4*PI()*[.$B$1]*[.A16]))" office:value-type="float" office:value="391308.724381807" calcext:value-type="float">
            <text:p>391308.724381807</text:p>
          </table:table-cell>
          <table:table-cell table:formula="of:=4*PI()*[.A16]*[.E16]^3" office:value-type="float" office:value="5.27067814031803E+033" calcext:value-type="float">
            <text:p>5.27067814031803E+033</text:p>
          </table:table-cell>
          <table:table-cell table:formula="of:=[.E16]*0.00001" office:value-type="float" office:value="3.91308724381807" calcext:value-type="float">
            <text:p>3.9130872438</text:p>
          </table:table-cell>
          <table:table-cell table:formula="of:=[.F16]/[.$B$4]" office:value-type="float" office:value="2.64858198005931" calcext:value-type="float">
            <text:p>2.6485819801</text:p>
          </table:table-cell>
          <table:table-cell table:formula="of:=[.E16]/[.$B$3]" office:value-type="float" office:value="0.00000562225178709493" calcext:value-type="float">
            <text:p>5.62225178709493E-006</text:p>
          </table:table-cell>
        </table:table-row>
        <table:table-row table:style-name="ro1">
          <table:table-cell office:value-type="float" office:value="6E+015" calcext:value-type="float">
            <text:p>6E+015</text:p>
          </table:table-cell>
          <table:table-cell office:value-type="float" office:value="4.48E+036" calcext:value-type="float">
            <text:p>4.48E+036</text:p>
          </table:table-cell>
          <table:table-cell office:value-type="float" office:value="1.91E+039" calcext:value-type="float">
            <text:p>1.91E+039</text:p>
          </table:table-cell>
          <table:table-cell/>
          <table:table-cell table:formula="of:=SQRT([.$B$2]^2/(4*PI()*[.$B$1]*[.A17]))" office:value-type="float" office:value="422661.72929054" calcext:value-type="float">
            <text:p>422661.72929054</text:p>
          </table:table-cell>
          <table:table-cell table:formula="of:=4*PI()*[.A17]*[.E17]^3" office:value-type="float" office:value="5.69298305536129E+033" calcext:value-type="float">
            <text:p>5.69298305536129E+033</text:p>
          </table:table-cell>
          <table:table-cell table:formula="of:=[.E17]*0.00001" office:value-type="float" office:value="4.2266172929054" calcext:value-type="float">
            <text:p>4.2266172929</text:p>
          </table:table-cell>
          <table:table-cell table:formula="of:=[.F17]/[.$B$4]" office:value-type="float" office:value="2.86079550520668" calcext:value-type="float">
            <text:p>2.8607955052</text:p>
          </table:table-cell>
          <table:table-cell table:formula="of:=[.E17]/[.$B$3]" office:value-type="float" office:value="0.00000607272599555374" calcext:value-type="float">
            <text:p>6.07272599555374E-006</text:p>
          </table:table-cell>
        </table:table-row>
        <table:table-row table:style-name="ro1">
          <table:table-cell office:value-type="float" office:value="5E+015" calcext:value-type="float">
            <text:p>5E+015</text:p>
          </table:table-cell>
          <table:table-cell office:value-type="float" office:value="3.42E+036" calcext:value-type="float">
            <text:p>3.42E+036</text:p>
          </table:table-cell>
          <table:table-cell office:value-type="float" office:value="1.71E+039" calcext:value-type="float">
            <text:p>1.71E+039</text:p>
          </table:table-cell>
          <table:table-cell/>
          <table:table-cell table:formula="of:=SQRT([.$B$2]^2/(4*PI()*[.$B$1]*[.A18]))" office:value-type="float" office:value="463002.726653141" calcext:value-type="float">
            <text:p>463002.726653141</text:p>
          </table:table-cell>
          <table:table-cell table:formula="of:=4*PI()*[.A18]*[.E18]^3" office:value-type="float" office:value="6.23635047783212E+033" calcext:value-type="float">
            <text:p>6.23635047783212E+033</text:p>
          </table:table-cell>
          <table:table-cell table:formula="of:=[.E18]*0.00001" office:value-type="float" office:value="4.63002726653141" calcext:value-type="float">
            <text:p>4.6300272665</text:p>
          </table:table-cell>
          <table:table-cell table:formula="of:=[.F18]/[.$B$4]" office:value-type="float" office:value="3.13384446122217" calcext:value-type="float">
            <text:p>3.1338444612</text:p>
          </table:table-cell>
          <table:table-cell table:formula="of:=[.E18]/[.$B$3]" office:value-type="float" office:value="0.00000665233802662559" calcext:value-type="float">
            <text:p>6.65233802662559E-006</text:p>
          </table:table-cell>
        </table:table-row>
        <table:table-row table:style-name="ro1">
          <table:table-cell office:value-type="float" office:value="4.05E+015" calcext:value-type="float">
            <text:p>4.05E+015</text:p>
          </table:table-cell>
          <table:table-cell office:value-type="float" office:value="2.47E+036" calcext:value-type="float">
            <text:p>2.47E+036</text:p>
          </table:table-cell>
          <table:table-cell office:value-type="float" office:value="1.5E+039" calcext:value-type="float">
            <text:p>1.5E+039</text:p>
          </table:table-cell>
          <table:table-cell/>
          <table:table-cell table:formula="of:=SQRT([.$B$2]^2/(4*PI()*[.$B$1]*[.A19]))" office:value-type="float" office:value="514447.474059046" calcext:value-type="float">
            <text:p>514447.474059046</text:p>
          </table:table-cell>
          <table:table-cell table:formula="of:=4*PI()*[.A19]*[.E19]^3" office:value-type="float" office:value="6.92927830870235E+033" calcext:value-type="float">
            <text:p>6.92927830870235E+033</text:p>
          </table:table-cell>
          <table:table-cell table:formula="of:=[.E19]*0.00001" office:value-type="float" office:value="5.14447474059046" calcext:value-type="float">
            <text:p>5.1444747406</text:p>
          </table:table-cell>
          <table:table-cell table:formula="of:=[.F19]/[.$B$4]" office:value-type="float" office:value="3.48204940135797" calcext:value-type="float">
            <text:p>3.4820494014</text:p>
          </table:table-cell>
          <table:table-cell table:formula="of:=[.E19]/[.$B$3]" office:value-type="float" office:value="0.00000739148669625066" calcext:value-type="float">
            <text:p>7.39148669625066E-006</text:p>
          </table:table-cell>
        </table:table-row>
        <table:table-row table:style-name="ro1">
          <table:table-cell office:value-type="float" office:value="3.61E+015" calcext:value-type="float">
            <text:p>3.61E+015</text:p>
          </table:table-cell>
          <table:table-cell office:value-type="float" office:value="2.05E+036" calcext:value-type="float">
            <text:p>2.05E+036</text:p>
          </table:table-cell>
          <table:table-cell office:value-type="float" office:value="1.4E+039" calcext:value-type="float">
            <text:p>1.4E+039</text:p>
          </table:table-cell>
          <table:table-cell/>
          <table:table-cell table:formula="of:=SQRT([.$B$2]^2/(4*PI()*[.$B$1]*[.A20]))" office:value-type="float" office:value="544897.668717988" calcext:value-type="float">
            <text:p>544897.668717988</text:p>
          </table:table-cell>
          <table:table-cell table:formula="of:=4*PI()*[.A20]*[.E20]^3" office:value-type="float" office:value="7.33942294733996E+033" calcext:value-type="float">
            <text:p>7.33942294733996E+033</text:p>
          </table:table-cell>
          <table:table-cell table:formula="of:=[.E20]*0.00001" office:value-type="float" office:value="5.44897668717988" calcext:value-type="float">
            <text:p>5.4489766872</text:p>
          </table:table-cell>
          <table:table-cell table:formula="of:=[.F20]/[.$B$4]" office:value-type="float" office:value="3.6881522348442" calcext:value-type="float">
            <text:p>3.6881522348</text:p>
          </table:table-cell>
          <table:table-cell table:formula="of:=[.E20]/[.$B$3]" office:value-type="float" office:value="0.00000782898949307454" calcext:value-type="float">
            <text:p>0.000007829</text:p>
          </table:table-cell>
        </table:table-row>
        <table:table-row table:style-name="ro1">
          <table:table-cell office:value-type="float" office:value="3.21E+015" calcext:value-type="float">
            <text:p>3.21E+015</text:p>
          </table:table-cell>
          <table:table-cell office:value-type="float" office:value="1.67E+036" calcext:value-type="float">
            <text:p>1.67E+036</text:p>
          </table:table-cell>
          <table:table-cell office:value-type="float" office:value="1.3E+039" calcext:value-type="float">
            <text:p>1.3E+039</text:p>
          </table:table-cell>
          <table:table-cell/>
          <table:table-cell table:formula="of:=SQRT([.$B$2]^2/(4*PI()*[.$B$1]*[.A21]))" office:value-type="float" office:value="577851.220069842" calcext:value-type="float">
            <text:p>577851.220069842</text:p>
          </table:table-cell>
          <table:table-cell table:formula="of:=4*PI()*[.A21]*[.E21]^3" office:value-type="float" office:value="7.78328619886969E+033" calcext:value-type="float">
            <text:p>7.78328619886969E+033</text:p>
          </table:table-cell>
          <table:table-cell table:formula="of:=[.E21]*0.00001" office:value-type="float" office:value="5.77851220069842" calcext:value-type="float">
            <text:p>5.7785122007</text:p>
          </table:table-cell>
          <table:table-cell table:formula="of:=[.F21]/[.$B$4]" office:value-type="float" office:value="3.91119909490939" calcext:value-type="float">
            <text:p>3.9111990949</text:p>
          </table:table-cell>
          <table:table-cell table:formula="of:=[.E21]/[.$B$3]" office:value-type="float" office:value="0.00000830246005847474" calcext:value-type="float">
            <text:p>8.30246005847474E-006</text:p>
          </table:table-cell>
        </table:table-row>
        <table:table-row table:style-name="ro1">
          <table:table-cell office:value-type="float" office:value="2.83E+015" calcext:value-type="float">
            <text:p>2.83E+015</text:p>
          </table:table-cell>
          <table:table-cell office:value-type="float" office:value="1.34E+036" calcext:value-type="float">
            <text:p>1.34E+036</text:p>
          </table:table-cell>
          <table:table-cell office:value-type="float" office:value="1.2E+039" calcext:value-type="float">
            <text:p>1.2E+039</text:p>
          </table:table-cell>
          <table:table-cell/>
          <table:table-cell table:formula="of:=SQRT([.$B$2]^2/(4*PI()*[.$B$1]*[.A22]))" office:value-type="float" office:value="615425.281563659" calcext:value-type="float">
            <text:p>615425.281563659</text:p>
          </table:table-cell>
          <table:table-cell table:formula="of:=4*PI()*[.A22]*[.E22]^3" office:value-type="float" office:value="8.28938476559931E+033" calcext:value-type="float">
            <text:p>8.28938476559931E+033</text:p>
          </table:table-cell>
          <table:table-cell table:formula="of:=[.E22]*0.00001" office:value-type="float" office:value="6.15425281563659" calcext:value-type="float">
            <text:p>6.1542528156</text:p>
          </table:table-cell>
          <table:table-cell table:formula="of:=[.F22]/[.$B$4]" office:value-type="float" office:value="4.16551998271322" calcext:value-type="float">
            <text:p>4.1655199827</text:p>
          </table:table-cell>
          <table:table-cell table:formula="of:=[.E22]/[.$B$3]" office:value-type="float" office:value="0.00000884231726384568" calcext:value-type="float">
            <text:p>8.84231726384568E-006</text:p>
          </table:table-cell>
        </table:table-row>
        <table:table-row table:style-name="ro1">
          <table:table-cell office:value-type="float" office:value="2.48E+015" calcext:value-type="float">
            <text:p>2.48E+015</text:p>
          </table:table-cell>
          <table:table-cell office:value-type="float" office:value="1.05E+036" calcext:value-type="float">
            <text:p>1.05E+036</text:p>
          </table:table-cell>
          <table:table-cell office:value-type="float" office:value="1.1E+039" calcext:value-type="float">
            <text:p>1.1E+039</text:p>
          </table:table-cell>
          <table:table-cell/>
          <table:table-cell table:formula="of:=SQRT([.$B$2]^2/(4*PI()*[.$B$1]*[.A23]))" office:value-type="float" office:value="657419.694728276" calcext:value-type="float">
            <text:p>657419.694728276</text:p>
          </table:table-cell>
          <table:table-cell table:formula="of:=4*PI()*[.A23]*[.E23]^3" office:value-type="float" office:value="8.85502264099272E+033" calcext:value-type="float">
            <text:p>8.85502264099272E+033</text:p>
          </table:table-cell>
          <table:table-cell table:formula="of:=[.E23]*0.00001" office:value-type="float" office:value="6.57419694728276" calcext:value-type="float">
            <text:p>6.5741969473</text:p>
          </table:table-cell>
          <table:table-cell table:formula="of:=[.F23]/[.$B$4]" office:value-type="float" office:value="4.44976012110187" calcext:value-type="float">
            <text:p>4.4497601211</text:p>
          </table:table-cell>
          <table:table-cell table:formula="of:=[.E23]/[.$B$3]" office:value-type="float" office:value="0.00000944568526908443" calcext:value-type="float">
            <text:p>9.44568526908443E-006</text:p>
          </table:table-cell>
        </table:table-row>
        <table:table-row table:style-name="ro1">
          <table:table-cell office:value-type="float" office:value="2.16E+015" calcext:value-type="float">
            <text:p>2.16E+015</text:p>
          </table:table-cell>
          <table:table-cell office:value-type="float" office:value="8.02E+035" calcext:value-type="float">
            <text:p>8.02E+035</text:p>
          </table:table-cell>
          <table:table-cell office:value-type="float" office:value="1E+039" calcext:value-type="float">
            <text:p>1E+039</text:p>
          </table:table-cell>
          <table:table-cell/>
          <table:table-cell table:formula="of:=SQRT([.$B$2]^2/(4*PI()*[.$B$1]*[.A24]))" office:value-type="float" office:value="704436.215484233" calcext:value-type="float">
            <text:p>704436.215484233</text:p>
          </table:table-cell>
          <table:table-cell table:formula="of:=4*PI()*[.A24]*[.E24]^3" office:value-type="float" office:value="9.48830509226881E+033" calcext:value-type="float">
            <text:p>9.48830509226881E+033</text:p>
          </table:table-cell>
          <table:table-cell table:formula="of:=[.E24]*0.00001" office:value-type="float" office:value="7.04436215484233" calcext:value-type="float">
            <text:p>7.0443621548</text:p>
          </table:table-cell>
          <table:table-cell table:formula="of:=[.F24]/[.$B$4]" office:value-type="float" office:value="4.7679925086778" calcext:value-type="float">
            <text:p>4.7679925087</text:p>
          </table:table-cell>
          <table:table-cell table:formula="of:=[.E24]/[.$B$3]" office:value-type="float" office:value="0.0000101212099925896" calcext:value-type="float">
            <text:p>1.01212099925896E-005</text:p>
          </table:table-cell>
        </table:table-row>
        <table:table-row table:style-name="ro1">
          <table:table-cell office:value-type="float" office:value="2.01E+015" calcext:value-type="float">
            <text:p>2.01E+015</text:p>
          </table:table-cell>
          <table:table-cell office:value-type="float" office:value="6.93E+035" calcext:value-type="float">
            <text:p>6.93E+035</text:p>
          </table:table-cell>
          <table:table-cell office:value-type="float" office:value="9.5E+038" calcext:value-type="float">
            <text:p>9.5E+038</text:p>
          </table:table-cell>
          <table:table-cell/>
          <table:table-cell table:formula="of:=SQRT([.$B$2]^2/(4*PI()*[.$B$1]*[.A25]))" office:value-type="float" office:value="730248.245271428" calcext:value-type="float">
            <text:p>730248.245271428</text:p>
          </table:table-cell>
          <table:table-cell table:formula="of:=4*PI()*[.A25]*[.E25]^3" office:value-type="float" office:value="9.83597661779264E+033" calcext:value-type="float">
            <text:p>9.83597661779264E+033</text:p>
          </table:table-cell>
          <table:table-cell table:formula="of:=[.E25]*0.00001" office:value-type="float" office:value="7.30248245271428" calcext:value-type="float">
            <text:p>7.3024824527</text:p>
          </table:table-cell>
          <table:table-cell table:formula="of:=[.F25]/[.$B$4]" office:value-type="float" office:value="4.94270181798625" calcext:value-type="float">
            <text:p>4.942701818</text:p>
          </table:table-cell>
          <table:table-cell table:formula="of:=[.E25]/[.$B$3]" office:value-type="float" office:value="0.000010492072489532" calcext:value-type="float">
            <text:p>1.0492072489532E-005</text:p>
          </table:table-cell>
        </table:table-row>
        <table:table-row table:style-name="ro1">
          <table:table-cell office:value-type="float" office:value="1.87E+015" calcext:value-type="float">
            <text:p>1.87E+015</text:p>
          </table:table-cell>
          <table:table-cell office:value-type="float" office:value="5.95E+035" calcext:value-type="float">
            <text:p>5.95E+035</text:p>
          </table:table-cell>
          <table:table-cell office:value-type="float" office:value="9E+038" calcext:value-type="float">
            <text:p>9E+038</text:p>
          </table:table-cell>
          <table:table-cell/>
          <table:table-cell table:formula="of:=SQRT([.$B$2]^2/(4*PI()*[.$B$1]*[.A26]))" office:value-type="float" office:value="757090.414298788" calcext:value-type="float">
            <text:p>757090.414298788</text:p>
          </table:table-cell>
          <table:table-cell table:formula="of:=4*PI()*[.A26]*[.E26]^3" office:value-type="float" office:value="1.01975234597516E+034" calcext:value-type="float">
            <text:p>1.01975234597516E+034</text:p>
          </table:table-cell>
          <table:table-cell table:formula="of:=[.E26]*0.00001" office:value-type="float" office:value="7.57090414298789" calcext:value-type="float">
            <text:p>7.570904143</text:p>
          </table:table-cell>
          <table:table-cell table:formula="of:=[.F26]/[.$B$4]" office:value-type="float" office:value="5.12438364811638" calcext:value-type="float">
            <text:p>5.1243836481</text:p>
          </table:table-cell>
          <table:table-cell table:formula="of:=[.E26]/[.$B$3]" office:value-type="float" office:value="0.0000108777358376263" calcext:value-type="float">
            <text:p>1.08777358376263E-005</text:p>
          </table:table-cell>
        </table:table-row>
        <table:table-row table:style-name="ro1">
          <table:table-cell office:value-type="float" office:value="1.73E+015" calcext:value-type="float">
            <text:p>1.73E+015</text:p>
          </table:table-cell>
          <table:table-cell office:value-type="float" office:value="5.05E+035" calcext:value-type="float">
            <text:p>5.05E+035</text:p>
          </table:table-cell>
          <table:table-cell office:value-type="float" office:value="8.5E+038" calcext:value-type="float">
            <text:p>8.5E+038</text:p>
          </table:table-cell>
          <table:table-cell/>
          <table:table-cell table:formula="of:=SQRT([.$B$2]^2/(4*PI()*[.$B$1]*[.A27]))" office:value-type="float" office:value="787128.249512044" calcext:value-type="float">
            <text:p>787128.249512044</text:p>
          </table:table-cell>
          <table:table-cell table:formula="of:=4*PI()*[.A27]*[.E27]^3" office:value-type="float" office:value="1.06021138805021E+034" calcext:value-type="float">
            <text:p>1.06021138805021E+034</text:p>
          </table:table-cell>
          <table:table-cell table:formula="of:=[.E27]*0.00001" office:value-type="float" office:value="7.87128249512044" calcext:value-type="float">
            <text:p>7.8712824951</text:p>
          </table:table-cell>
          <table:table-cell table:formula="of:=[.F27]/[.$B$4]" office:value-type="float" office:value="5.32769541733774" calcext:value-type="float">
            <text:p>5.3276954173</text:p>
          </table:table-cell>
          <table:table-cell table:formula="of:=[.E27]/[.$B$3]" office:value-type="float" office:value="0.0000113093139297707" calcext:value-type="float">
            <text:p>1.13093139297707E-005</text:p>
          </table:table-cell>
        </table:table-row>
        <table:table-row table:style-name="ro1">
          <table:table-cell office:value-type="float" office:value="1.6E+015" calcext:value-type="float">
            <text:p>1.6E+015</text:p>
          </table:table-cell>
          <table:table-cell office:value-type="float" office:value="4.26E+035" calcext:value-type="float">
            <text:p>4.26E+035</text:p>
          </table:table-cell>
          <table:table-cell office:value-type="float" office:value="8E+038" calcext:value-type="float">
            <text:p>8E+038</text:p>
          </table:table-cell>
          <table:table-cell/>
          <table:table-cell table:formula="of:=SQRT([.$B$2]^2/(4*PI()*[.$B$1]*[.A28]))" office:value-type="float" office:value="818480.919310744" calcext:value-type="float">
            <text:p>818480.919310744</text:p>
          </table:table-cell>
          <table:table-cell table:formula="of:=4*PI()*[.A28]*[.E28]^3" office:value-type="float" office:value="1.10244142818276E+034" calcext:value-type="float">
            <text:p>1.10244142818276E+034</text:p>
          </table:table-cell>
          <table:table-cell table:formula="of:=[.E28]*0.00001" office:value-type="float" office:value="8.18480919310744" calcext:value-type="float">
            <text:p>8.1848091931</text:p>
          </table:table-cell>
          <table:table-cell table:formula="of:=[.F28]/[.$B$4]" office:value-type="float" office:value="5.53990667428525" calcext:value-type="float">
            <text:p>5.5399066743</text:p>
          </table:table-cell>
          <table:table-cell table:formula="of:=[.E28]/[.$B$3]" office:value-type="float" office:value="0.0000117597833234302" calcext:value-type="float">
            <text:p>1.17597833234302E-005</text:p>
          </table:table-cell>
        </table:table-row>
        <table:table-row table:style-name="ro1">
          <table:table-cell office:value-type="float" office:value="1.47E+015" calcext:value-type="float">
            <text:p>1.47E+015</text:p>
          </table:table-cell>
          <table:table-cell office:value-type="float" office:value="3.54E+035" calcext:value-type="float">
            <text:p>3.54E+035</text:p>
          </table:table-cell>
          <table:table-cell office:value-type="float" office:value="7.5E+038" calcext:value-type="float">
            <text:p>7.5E+038</text:p>
          </table:table-cell>
          <table:table-cell/>
          <table:table-cell table:formula="of:=SQRT([.$B$2]^2/(4*PI()*[.$B$1]*[.A29]))" office:value-type="float" office:value="853905.642655353" calcext:value-type="float">
            <text:p>853905.642655353</text:p>
          </table:table-cell>
          <table:table-cell table:formula="of:=4*PI()*[.A29]*[.E29]^3" office:value-type="float" office:value="1.15015626389316E+034" calcext:value-type="float">
            <text:p>1.15015626389316E+034</text:p>
          </table:table-cell>
          <table:table-cell table:formula="of:=[.E29]*0.00001" office:value-type="float" office:value="8.53905642655353" calcext:value-type="float">
            <text:p>8.5390564266</text:p>
          </table:table-cell>
          <table:table-cell table:formula="of:=[.F29]/[.$B$4]" office:value-type="float" office:value="5.77967971805611" calcext:value-type="float">
            <text:p>5.7796797181</text:p>
          </table:table-cell>
          <table:table-cell table:formula="of:=[.E29]/[.$B$3]" office:value-type="float" office:value="0.0000122687592335539" calcext:value-type="float">
            <text:p>1.22687592335539E-005</text:p>
          </table:table-cell>
        </table:table-row>
        <table:table-row table:style-name="ro1">
          <table:table-cell office:value-type="float" office:value="1.35E+015" calcext:value-type="float">
            <text:p>1.35E+015</text:p>
          </table:table-cell>
          <table:table-cell office:value-type="float" office:value="2.91E+035" calcext:value-type="float">
            <text:p>2.91E+035</text:p>
          </table:table-cell>
          <table:table-cell office:value-type="float" office:value="7E+038" calcext:value-type="float">
            <text:p>7E+038</text:p>
          </table:table-cell>
          <table:table-cell/>
          <table:table-cell table:formula="of:=SQRT([.$B$2]^2/(4*PI()*[.$B$1]*[.A30]))" office:value-type="float" office:value="891049.16289574" calcext:value-type="float">
            <text:p>891049.16289574</text:p>
          </table:table-cell>
          <table:table-cell table:formula="of:=4*PI()*[.A30]*[.E30]^3" office:value-type="float" office:value="1.20018620904574E+034" calcext:value-type="float">
            <text:p>1.20018620904574E+034</text:p>
          </table:table-cell>
          <table:table-cell table:formula="of:=[.E30]*0.00001" office:value-type="float" office:value="8.9104916289574" calcext:value-type="float">
            <text:p>8.910491629</text:p>
          </table:table-cell>
          <table:table-cell table:formula="of:=[.F30]/[.$B$4]" office:value-type="float" office:value="6.03108647761679" calcext:value-type="float">
            <text:p>6.0310864776</text:p>
          </table:table-cell>
          <table:table-cell table:formula="of:=[.E30]/[.$B$3]" office:value-type="float" office:value="0.0000128024305013756" calcext:value-type="float">
            <text:p>1.28024305013756E-005</text:p>
          </table:table-cell>
        </table:table-row>
        <table:table-row table:style-name="ro1">
          <table:table-cell office:value-type="float" office:value="1.28E+015" calcext:value-type="float">
            <text:p>1.28E+015</text:p>
          </table:table-cell>
          <table:table-cell office:value-type="float" office:value="2.56E+035" calcext:value-type="float">
            <text:p>2.56E+035</text:p>
          </table:table-cell>
          <table:table-cell office:value-type="float" office:value="6.7E+038" calcext:value-type="float">
            <text:p>6.7E+038</text:p>
          </table:table-cell>
          <table:table-cell/>
          <table:table-cell table:formula="of:=SQRT([.$B$2]^2/(4*PI()*[.$B$1]*[.A31]))" office:value-type="float" office:value="915089.486932672" calcext:value-type="float">
            <text:p>915089.486932672</text:p>
          </table:table-cell>
          <table:table-cell table:formula="of:=4*PI()*[.A31]*[.E31]^3" office:value-type="float" office:value="1.23256698731431E+034" calcext:value-type="float">
            <text:p>1.23256698731431E+034</text:p>
          </table:table-cell>
          <table:table-cell table:formula="of:=[.E31]*0.00001" office:value-type="float" office:value="9.15089486932672" calcext:value-type="float">
            <text:p>9.1508948693</text:p>
          </table:table-cell>
          <table:table-cell table:formula="of:=[.F31]/[.$B$4]" office:value-type="float" office:value="6.1938039563533" calcext:value-type="float">
            <text:p>6.1938039564</text:p>
          </table:table-cell>
          <table:table-cell table:formula="of:=[.E31]/[.$B$3]" office:value-type="float" office:value="0.0000131478374559292" calcext:value-type="float">
            <text:p>1.31478374559292E-005</text:p>
          </table:table-cell>
        </table:table-row>
        <table:table-row table:style-name="ro1">
          <table:table-cell office:value-type="float" office:value="1.21E+015" calcext:value-type="float">
            <text:p>1.21E+015</text:p>
          </table:table-cell>
          <table:table-cell office:value-type="float" office:value="2.24E+035" calcext:value-type="float">
            <text:p>2.24E+035</text:p>
          </table:table-cell>
          <table:table-cell office:value-type="float" office:value="6.4E+038" calcext:value-type="float">
            <text:p>6.4E+038</text:p>
          </table:table-cell>
          <table:table-cell/>
          <table:table-cell table:formula="of:=SQRT([.$B$2]^2/(4*PI()*[.$B$1]*[.A32]))" office:value-type="float" office:value="941186.882331071" calcext:value-type="float">
            <text:p>941186.882331071</text:p>
          </table:table-cell>
          <table:table-cell table:formula="of:=4*PI()*[.A32]*[.E32]^3" office:value-type="float" office:value="1.26771850908599E+034" calcext:value-type="float">
            <text:p>1.26771850908599E+034</text:p>
          </table:table-cell>
          <table:table-cell table:formula="of:=[.E32]*0.00001" office:value-type="float" office:value="9.41186882331071" calcext:value-type="float">
            <text:p>9.4118688233</text:p>
          </table:table-cell>
          <table:table-cell table:formula="of:=[.F32]/[.$B$4]" office:value-type="float" office:value="6.37044476927634" calcext:value-type="float">
            <text:p>6.3704447693</text:p>
          </table:table-cell>
          <table:table-cell table:formula="of:=[.E32]/[.$B$3]" office:value-type="float" office:value="0.0000135228000334924" calcext:value-type="float">
            <text:p>1.35228000334924E-005</text:p>
          </table:table-cell>
        </table:table-row>
        <table:table-row table:style-name="ro1">
          <table:table-cell office:value-type="float" office:value="1.14E+015" calcext:value-type="float">
            <text:p>1.14E+015</text:p>
          </table:table-cell>
          <table:table-cell office:value-type="float" office:value="1.95E+035" calcext:value-type="float">
            <text:p>1.95E+035</text:p>
          </table:table-cell>
          <table:table-cell office:value-type="float" office:value="6.1E+038" calcext:value-type="float">
            <text:p>6.1E+038</text:p>
          </table:table-cell>
          <table:table-cell/>
          <table:table-cell table:formula="of:=SQRT([.$B$2]^2/(4*PI()*[.$B$1]*[.A33]))" office:value-type="float" office:value="969652.508041899" calcext:value-type="float">
            <text:p>969652.508041899</text:p>
          </table:table-cell>
          <table:table-cell table:formula="of:=4*PI()*[.A33]*[.E33]^3" office:value-type="float" office:value="1.30605988555838E+034" calcext:value-type="float">
            <text:p>1.30605988555838E+034</text:p>
          </table:table-cell>
          <table:table-cell table:formula="of:=[.E33]*0.00001" office:value-type="float" office:value="9.69652508041899" calcext:value-type="float">
            <text:p>9.6965250804</text:p>
          </table:table-cell>
          <table:table-cell table:formula="of:=[.F33]/[.$B$4]" office:value-type="float" office:value="6.56311500280594" calcext:value-type="float">
            <text:p>6.5631150028</text:p>
          </table:table-cell>
          <table:table-cell table:formula="of:=[.E33]/[.$B$3]" office:value-type="float" office:value="0.000013931788908648" calcext:value-type="float">
            <text:p>1.3931788908648E-005</text:p>
          </table:table-cell>
        </table:table-row>
        <table:table-row table:style-name="ro1">
          <table:table-cell office:value-type="float" office:value="1.08E+015" calcext:value-type="float">
            <text:p>1.08E+015</text:p>
          </table:table-cell>
          <table:table-cell office:value-type="float" office:value="1.68E+035" calcext:value-type="float">
            <text:p>1.68E+035</text:p>
          </table:table-cell>
          <table:table-cell office:value-type="float" office:value="5.8E+038" calcext:value-type="float">
            <text:p>5.8E+038</text:p>
          </table:table-cell>
          <table:table-cell/>
          <table:table-cell table:formula="of:=SQRT([.$B$2]^2/(4*PI()*[.$B$1]*[.A34]))" office:value-type="float" office:value="996223.249764579" calcext:value-type="float">
            <text:p>996223.249764579</text:p>
          </table:table-cell>
          <table:table-cell table:formula="of:=4*PI()*[.A34]*[.E34]^3" office:value-type="float" office:value="1.34184897454203E+034" calcext:value-type="float">
            <text:p>1.34184897454203E+034</text:p>
          </table:table-cell>
          <table:table-cell table:formula="of:=[.E34]*0.00001" office:value-type="float" office:value="9.96223249764579" calcext:value-type="float">
            <text:p>9.9622324976</text:p>
          </table:table-cell>
          <table:table-cell table:formula="of:=[.F34]/[.$B$4]" office:value-type="float" office:value="6.74295967106546" calcext:value-type="float">
            <text:p>6.7429596711</text:p>
          </table:table-cell>
          <table:table-cell table:formula="of:=[.E34]/[.$B$3]" office:value-type="float" office:value="0.0000143135524391462" calcext:value-type="float">
            <text:p>1.43135524391462E-005</text:p>
          </table:table-cell>
        </table:table-row>
        <table:table-row table:style-name="ro1">
          <table:table-cell office:value-type="float" office:value="1.01E+015" calcext:value-type="float">
            <text:p>1.01E+015</text:p>
          </table:table-cell>
          <table:table-cell office:value-type="float" office:value="1.43E+035" calcext:value-type="float">
            <text:p>1.43E+035</text:p>
          </table:table-cell>
          <table:table-cell office:value-type="float" office:value="5.49E+038" calcext:value-type="float">
            <text:p>5.49E+038</text:p>
          </table:table-cell>
          <table:table-cell/>
          <table:table-cell table:formula="of:=SQRT([.$B$2]^2/(4*PI()*[.$B$1]*[.A35]))" office:value-type="float" office:value="1030167.54594293" calcext:value-type="float">
            <text:p>1030167.54594293</text:p>
          </table:table-cell>
          <table:table-cell table:formula="of:=4*PI()*[.A35]*[.E35]^3" office:value-type="float" office:value="1.38756976958393E+034" calcext:value-type="float">
            <text:p>1.38756976958393E+034</text:p>
          </table:table-cell>
          <table:table-cell table:formula="of:=[.E35]*0.00001" office:value-type="float" office:value="10.3016754594293" calcext:value-type="float">
            <text:p>10.3016754594</text:p>
          </table:table-cell>
          <table:table-cell table:formula="of:=[.F35]/[.$B$4]" office:value-type="float" office:value="6.97271240996952" calcext:value-type="float">
            <text:p>6.97271241</text:p>
          </table:table-cell>
          <table:table-cell table:formula="of:=[.E35]/[.$B$3]" office:value-type="float" office:value="0.0000148012578440076" calcext:value-type="float">
            <text:p>1.48012578440076E-005</text:p>
          </table:table-cell>
        </table:table-row>
        <table:table-row table:style-name="ro1">
          <table:table-cell office:value-type="float" office:value="947000000000000" calcext:value-type="float">
            <text:p>947000000000000</text:p>
          </table:table-cell>
          <table:table-cell office:value-type="float" office:value="1.22E+035" calcext:value-type="float">
            <text:p>1.22E+035</text:p>
          </table:table-cell>
          <table:table-cell office:value-type="float" office:value="5.2E+038" calcext:value-type="float">
            <text:p>5.2E+038</text:p>
          </table:table-cell>
          <table:table-cell/>
          <table:table-cell table:formula="of:=SQRT([.$B$2]^2/(4*PI()*[.$B$1]*[.A36]))" office:value-type="float" office:value="1063882.245531" calcext:value-type="float">
            <text:p>1063882.245531</text:p>
          </table:table-cell>
          <table:table-cell table:formula="of:=4*PI()*[.A36]*[.E36]^3" office:value-type="float" office:value="1.43298131270937E+034" calcext:value-type="float">
            <text:p>1.43298131270937E+034</text:p>
          </table:table-cell>
          <table:table-cell table:formula="of:=[.E36]*0.00001" office:value-type="float" office:value="10.63882245531" calcext:value-type="float">
            <text:p>10.6388224553</text:p>
          </table:table-cell>
          <table:table-cell table:formula="of:=[.F36]/[.$B$4]" office:value-type="float" office:value="7.20091111914258" calcext:value-type="float">
            <text:p>7.2009111191</text:p>
          </table:table-cell>
          <table:table-cell table:formula="of:=[.E36]/[.$B$3]" office:value-type="float" office:value="0.0000152856644472845" calcext:value-type="float">
            <text:p>1.52856644472845E-005</text:p>
          </table:table-cell>
        </table:table-row>
        <table:table-row table:style-name="ro1">
          <table:table-cell office:value-type="float" office:value="885000000000000" calcext:value-type="float">
            <text:p>885000000000000</text:p>
          </table:table-cell>
          <table:table-cell office:value-type="float" office:value="1.02E+035" calcext:value-type="float">
            <text:p>1.02E+035</text:p>
          </table:table-cell>
          <table:table-cell office:value-type="float" office:value="4.9E+038" calcext:value-type="float">
            <text:p>4.9E+038</text:p>
          </table:table-cell>
          <table:table-cell/>
          <table:table-cell table:formula="of:=SQRT([.$B$2]^2/(4*PI()*[.$B$1]*[.A37]))" office:value-type="float" office:value="1100517.40499214" calcext:value-type="float">
            <text:p>1100517.40499214</text:p>
          </table:table-cell>
          <table:table-cell table:formula="of:=4*PI()*[.A37]*[.E37]^3" office:value-type="float" office:value="1.48232652841954E+034" calcext:value-type="float">
            <text:p>1.48232652841954E+034</text:p>
          </table:table-cell>
          <table:table-cell table:formula="of:=[.E37]*0.00001" office:value-type="float" office:value="11.0051740499214" calcext:value-type="float">
            <text:p>11.0051740499</text:p>
          </table:table-cell>
          <table:table-cell table:formula="of:=[.F37]/[.$B$4]" office:value-type="float" office:value="7.44887702723386" calcext:value-type="float">
            <text:p>7.4488770272</text:p>
          </table:table-cell>
          <table:table-cell table:formula="of:=[.E37]/[.$B$3]" office:value-type="float" office:value="0.0000158120316809216" calcext:value-type="float">
            <text:p>0.000015812</text:p>
          </table:table-cell>
        </table:table-row>
        <table:table-row table:style-name="ro1">
          <table:table-cell office:value-type="float" office:value="824000000000000" calcext:value-type="float">
            <text:p>824000000000000</text:p>
          </table:table-cell>
          <table:table-cell office:value-type="float" office:value="8.4E+034" calcext:value-type="float">
            <text:p>8.4E+034</text:p>
          </table:table-cell>
          <table:table-cell office:value-type="float" office:value="4.6E+038" calcext:value-type="float">
            <text:p>4.6E+038</text:p>
          </table:table-cell>
          <table:table-cell/>
          <table:table-cell table:formula="of:=SQRT([.$B$2]^2/(4*PI()*[.$B$1]*[.A38]))" office:value-type="float" office:value="1140525.3561031" calcext:value-type="float">
            <text:p>1140525.3561031</text:p>
          </table:table-cell>
          <table:table-cell table:formula="of:=4*PI()*[.A38]*[.E38]^3" office:value-type="float" office:value="1.53621467867547E+034" calcext:value-type="float">
            <text:p>1.53621467867547E+034</text:p>
          </table:table-cell>
          <table:table-cell table:formula="of:=[.E38]*0.00001" office:value-type="float" office:value="11.405253561031" calcext:value-type="float">
            <text:p>11.405253561</text:p>
          </table:table-cell>
          <table:table-cell table:formula="of:=[.F38]/[.$B$4]" office:value-type="float" office:value="7.71967175213803" calcext:value-type="float">
            <text:p>7.7196717521</text:p>
          </table:table-cell>
          <table:table-cell table:formula="of:=[.E38]/[.$B$3]" office:value-type="float" office:value="0.0000163868585646997" calcext:value-type="float">
            <text:p>1.63868585646997E-005</text:p>
          </table:table-cell>
        </table:table-row>
        <table:table-row table:style-name="ro1">
          <table:table-cell office:value-type="float" office:value="765000000000000" calcext:value-type="float">
            <text:p>765000000000000</text:p>
          </table:table-cell>
          <table:table-cell office:value-type="float" office:value="6.82E+034" calcext:value-type="float">
            <text:p>6.82E+034</text:p>
          </table:table-cell>
          <table:table-cell office:value-type="float" office:value="4.3E+038" calcext:value-type="float">
            <text:p>4.3E+038</text:p>
          </table:table-cell>
          <table:table-cell/>
          <table:table-cell table:formula="of:=SQRT([.$B$2]^2/(4*PI()*[.$B$1]*[.A39]))" office:value-type="float" office:value="1183689.60361276" calcext:value-type="float">
            <text:p>1183689.60361276</text:p>
          </table:table-cell>
          <table:table-cell table:formula="of:=4*PI()*[.A39]*[.E39]^3" office:value-type="float" office:value="1.59435415822627E+034" calcext:value-type="float">
            <text:p>1.59435415822627E+034</text:p>
          </table:table-cell>
          <table:table-cell table:formula="of:=[.E39]*0.00001" office:value-type="float" office:value="11.8368960361276" calcext:value-type="float">
            <text:p>11.8368960361</text:p>
          </table:table-cell>
          <table:table-cell table:formula="of:=[.F39]/[.$B$4]" office:value-type="float" office:value="8.01182994083552" calcext:value-type="float">
            <text:p>8.0118299408</text:p>
          </table:table-cell>
          <table:table-cell table:formula="of:=[.E39]/[.$B$3]" office:value-type="float" office:value="0.0000170070345346661" calcext:value-type="float">
            <text:p>0.000017007</text:p>
          </table:table-cell>
        </table:table-row>
        <table:table-row table:style-name="ro1">
          <table:table-cell office:value-type="float" office:value="707000000000000" calcext:value-type="float">
            <text:p>707000000000000</text:p>
          </table:table-cell>
          <table:table-cell office:value-type="float" office:value="5.45E+034" calcext:value-type="float">
            <text:p>5.45E+034</text:p>
          </table:table-cell>
          <table:table-cell office:value-type="float" office:value="4E+038" calcext:value-type="float">
            <text:p>4E+038</text:p>
          </table:table-cell>
          <table:table-cell/>
          <table:table-cell table:formula="of:=SQRT([.$B$2]^2/(4*PI()*[.$B$1]*[.A40]))" office:value-type="float" office:value="1231285.72331879" calcext:value-type="float">
            <text:p>1231285.72331879</text:p>
          </table:table-cell>
          <table:table-cell table:formula="of:=4*PI()*[.A40]*[.E40]^3" office:value-type="float" office:value="1.65846308605425E+034" calcext:value-type="float">
            <text:p>1.65846308605425E+034</text:p>
          </table:table-cell>
          <table:table-cell table:formula="of:=[.E40]*0.00001" office:value-type="float" office:value="12.3128572331879" calcext:value-type="float">
            <text:p>12.3128572332</text:p>
          </table:table-cell>
          <table:table-cell table:formula="of:=[.F40]/[.$B$4]" office:value-type="float" office:value="8.33398535705654" calcext:value-type="float">
            <text:p>8.3339853571</text:p>
          </table:table-cell>
          <table:table-cell table:formula="of:=[.E40]/[.$B$3]" office:value-type="float" office:value="0.000017690886829293" calcext:value-type="float">
            <text:p>1.7690886829293E-005</text:p>
          </table:table-cell>
        </table:table-row>
        <table:table-row table:style-name="ro1">
          <table:table-cell office:value-type="float" office:value="650000000000000" calcext:value-type="float">
            <text:p>650000000000000</text:p>
          </table:table-cell>
          <table:table-cell office:value-type="float" office:value="4.26E+034" calcext:value-type="float">
            <text:p>4.26E+034</text:p>
          </table:table-cell>
          <table:table-cell office:value-type="float" office:value="3.71E+038" calcext:value-type="float">
            <text:p>3.71E+038</text:p>
          </table:table-cell>
          <table:table-cell/>
          <table:table-cell table:formula="of:=SQRT([.$B$2]^2/(4*PI()*[.$B$1]*[.A41]))" office:value-type="float" office:value="1284138.51663657" calcext:value-type="float">
            <text:p>1284138.51663657</text:p>
          </table:table-cell>
          <table:table-cell table:formula="of:=4*PI()*[.A41]*[.E41]^3" office:value-type="float" office:value="1.72965241689139E+034" calcext:value-type="float">
            <text:p>1.72965241689139E+034</text:p>
          </table:table-cell>
          <table:table-cell table:formula="of:=[.E41]*0.00001" office:value-type="float" office:value="12.8413851663657" calcext:value-type="float">
            <text:p>12.8413851664</text:p>
          </table:table-cell>
          <table:table-cell table:formula="of:=[.F41]/[.$B$4]" office:value-type="float" office:value="8.69172068789643" calcext:value-type="float">
            <text:p>8.6917206879</text:p>
          </table:table-cell>
          <table:table-cell table:formula="of:=[.E41]/[.$B$3]" office:value-type="float" office:value="0.0000184502660436289" calcext:value-type="float">
            <text:p>1.84502660436289E-005</text:p>
          </table:table-cell>
        </table:table-row>
        <table:table-row table:style-name="ro1">
          <table:table-cell office:value-type="float" office:value="593000000000000" calcext:value-type="float">
            <text:p>593000000000000</text:p>
          </table:table-cell>
          <table:table-cell office:value-type="float" office:value="3.27E+034" calcext:value-type="float">
            <text:p>3.27E+034</text:p>
          </table:table-cell>
          <table:table-cell office:value-type="float" office:value="3.41E+038" calcext:value-type="float">
            <text:p>3.41E+038</text:p>
          </table:table-cell>
          <table:table-cell/>
          <table:table-cell table:formula="of:=SQRT([.$B$2]^2/(4*PI()*[.$B$1]*[.A42]))" office:value-type="float" office:value="1344439.31557237" calcext:value-type="float">
            <text:p>1344439.31557237</text:p>
          </table:table-cell>
          <table:table-cell table:formula="of:=4*PI()*[.A42]*[.E42]^3" office:value-type="float" office:value="1.81087373473875E+034" calcext:value-type="float">
            <text:p>1.81087373473875E+034</text:p>
          </table:table-cell>
          <table:table-cell table:formula="of:=[.E42]*0.00001" office:value-type="float" office:value="13.4443931557237" calcext:value-type="float">
            <text:p>13.4443931557</text:p>
          </table:table-cell>
          <table:table-cell table:formula="of:=[.F42]/[.$B$4]" office:value-type="float" office:value="9.09986801376259" calcext:value-type="float">
            <text:p>9.0998680138</text:p>
          </table:table-cell>
          <table:table-cell table:formula="of:=[.E42]/[.$B$3]" office:value-type="float" office:value="0.0000193166568329363" calcext:value-type="float">
            <text:p>1.93166568329363E-005</text:p>
          </table:table-cell>
        </table:table-row>
        <table:table-row table:style-name="ro1">
          <table:table-cell office:value-type="float" office:value="538000000000000" calcext:value-type="float">
            <text:p>538000000000000</text:p>
          </table:table-cell>
          <table:table-cell office:value-type="float" office:value="2.45E+034" calcext:value-type="float">
            <text:p>2.45E+034</text:p>
          </table:table-cell>
          <table:table-cell office:value-type="float" office:value="3.11E+038" calcext:value-type="float">
            <text:p>3.11E+038</text:p>
          </table:table-cell>
          <table:table-cell/>
          <table:table-cell table:formula="of:=SQRT([.$B$2]^2/(4*PI()*[.$B$1]*[.A43]))" office:value-type="float" office:value="1411488.72371585" calcext:value-type="float">
            <text:p>1411488.72371585</text:p>
          </table:table-cell>
          <table:table-cell table:formula="of:=4*PI()*[.A43]*[.E43]^3" office:value-type="float" office:value="1.90118499738218E+034" calcext:value-type="float">
            <text:p>1.90118499738218E+034</text:p>
          </table:table-cell>
          <table:table-cell table:formula="of:=[.E43]*0.00001" office:value-type="float" office:value="14.1148872371585" calcext:value-type="float">
            <text:p>14.1148872372</text:p>
          </table:table-cell>
          <table:table-cell table:formula="of:=[.F43]/[.$B$4]" office:value-type="float" office:value="9.55369345418182" calcext:value-type="float">
            <text:p>9.5536934542</text:p>
          </table:table-cell>
          <table:table-cell table:formula="of:=[.E43]/[.$B$3]" office:value-type="float" office:value="0.0000202800103982162" calcext:value-type="float">
            <text:p>0.00002028</text:p>
          </table:table-cell>
        </table:table-row>
        <table:table-row table:style-name="ro1">
          <table:table-cell office:value-type="float" office:value="484000000000000" calcext:value-type="float">
            <text:p>484000000000000</text:p>
          </table:table-cell>
          <table:table-cell office:value-type="float" office:value="1.8E+034" calcext:value-type="float">
            <text:p>1.8E+034</text:p>
          </table:table-cell>
          <table:table-cell office:value-type="float" office:value="2.8E+038" calcext:value-type="float">
            <text:p>2.8E+038</text:p>
          </table:table-cell>
          <table:table-cell/>
          <table:table-cell table:formula="of:=SQRT([.$B$2]^2/(4*PI()*[.$B$1]*[.A44]))" office:value-type="float" office:value="1488147.12601954" calcext:value-type="float">
            <text:p>1488147.12601954</text:p>
          </table:table-cell>
          <table:table-cell table:formula="of:=4*PI()*[.A44]*[.E44]^3" office:value-type="float" office:value="2.0044389603323E+034" calcext:value-type="float">
            <text:p>2.0044389603323E+034</text:p>
          </table:table-cell>
          <table:table-cell table:formula="of:=[.E44]*0.00001" office:value-type="float" office:value="14.8814712601954" calcext:value-type="float">
            <text:p>14.8814712602</text:p>
          </table:table-cell>
          <table:table-cell table:formula="of:=[.F44]/[.$B$4]" office:value-type="float" office:value="10.0725575896095" calcext:value-type="float">
            <text:p>10.0725575896</text:p>
          </table:table-cell>
          <table:table-cell table:formula="of:=[.E44]/[.$B$3]" office:value-type="float" office:value="0.0000213814242244186" calcext:value-type="float">
            <text:p>2.13814242244186E-005</text:p>
          </table:table-cell>
        </table:table-row>
        <table:table-row table:style-name="ro1">
          <table:table-cell office:value-type="float" office:value="430000000000000" calcext:value-type="float">
            <text:p>430000000000000</text:p>
          </table:table-cell>
          <table:table-cell office:value-type="float" office:value="1.33E+034" calcext:value-type="float">
            <text:p>1.33E+034</text:p>
          </table:table-cell>
          <table:table-cell office:value-type="float" office:value="2.5E+038" calcext:value-type="float">
            <text:p>2.5E+038</text:p>
          </table:table-cell>
          <table:table-cell/>
          <table:table-cell table:formula="of:=SQRT([.$B$2]^2/(4*PI()*[.$B$1]*[.A45]))" office:value-type="float" office:value="1578826.19368419" calcext:value-type="float">
            <text:p>1578826.19368419</text:p>
          </table:table-cell>
          <table:table-cell table:formula="of:=4*PI()*[.A45]*[.E45]^3" office:value-type="float" office:value="2.12657786241774E+034" calcext:value-type="float">
            <text:p>2.12657786241774E+034</text:p>
          </table:table-cell>
          <table:table-cell table:formula="of:=[.E45]*0.00001" office:value-type="float" office:value="15.7882619368419" calcext:value-type="float">
            <text:p>15.7882619368</text:p>
          </table:table-cell>
          <table:table-cell table:formula="of:=[.F45]/[.$B$4]" office:value-type="float" office:value="10.6863209166721" calcext:value-type="float">
            <text:p>10.6863209167</text:p>
          </table:table-cell>
          <table:table-cell table:formula="of:=[.E45]/[.$B$3]" office:value-type="float" office:value="0.0000226842843920142" calcext:value-type="float">
            <text:p>2.26842843920142E-005</text:p>
          </table:table-cell>
        </table:table-row>
        <table:table-row table:style-name="ro1">
          <table:table-cell office:value-type="float" office:value="377000000000000" calcext:value-type="float">
            <text:p>377000000000000</text:p>
          </table:table-cell>
          <table:table-cell office:value-type="float" office:value="1.02E+034" calcext:value-type="float">
            <text:p>1.02E+034</text:p>
          </table:table-cell>
          <table:table-cell office:value-type="float" office:value="2.2E+038" calcext:value-type="float">
            <text:p>2.2E+038</text:p>
          </table:table-cell>
          <table:table-cell/>
          <table:table-cell table:formula="of:=SQRT([.$B$2]^2/(4*PI()*[.$B$1]*[.A46]))" office:value-type="float" office:value="1686156.47917323" calcext:value-type="float">
            <text:p>1686156.47917323</text:p>
          </table:table-cell>
          <table:table-cell table:formula="of:=4*PI()*[.A46]*[.E46]^3" office:value-type="float" office:value="2.27114488949206E+034" calcext:value-type="float">
            <text:p>2.27114488949206E+034</text:p>
          </table:table-cell>
          <table:table-cell table:formula="of:=[.E46]*0.00001" office:value-type="float" office:value="16.8615647917323" calcext:value-type="float">
            <text:p>16.8615647917</text:p>
          </table:table-cell>
          <table:table-cell table:formula="of:=[.F46]/[.$B$4]" office:value-type="float" office:value="11.4127883894073" calcext:value-type="float">
            <text:p>11.4127883894</text:p>
          </table:table-cell>
          <table:table-cell table:formula="of:=[.E46]/[.$B$3]" office:value-type="float" office:value="0.0000242263861950177" calcext:value-type="float">
            <text:p>2.42263861950177E-005</text:p>
          </table:table-cell>
        </table:table-row>
        <table:table-row table:style-name="ro1">
          <table:table-cell office:value-type="float" office:value="324000000000000" calcext:value-type="float">
            <text:p>324000000000000</text:p>
          </table:table-cell>
          <table:table-cell office:value-type="float" office:value="8.81E+033" calcext:value-type="float">
            <text:p>8.81E+033</text:p>
          </table:table-cell>
          <table:table-cell office:value-type="float" office:value="1.89E+038" calcext:value-type="float">
            <text:p>1.89E+038</text:p>
          </table:table-cell>
          <table:table-cell/>
          <table:table-cell table:formula="of:=SQRT([.$B$2]^2/(4*PI()*[.$B$1]*[.A47]))" office:value-type="float" office:value="1818846.48735721" calcext:value-type="float">
            <text:p>1818846.48735721</text:p>
          </table:table-cell>
          <table:table-cell table:formula="of:=4*PI()*[.A47]*[.E47]^3" office:value-type="float" office:value="2.44986984040614E+034" calcext:value-type="float">
            <text:p>2.44986984040614E+034</text:p>
          </table:table-cell>
          <table:table-cell table:formula="of:=[.E47]*0.00001" office:value-type="float" office:value="18.1884648735721" calcext:value-type="float">
            <text:p>18.1884648736</text:p>
          </table:table-cell>
          <table:table-cell table:formula="of:=[.F47]/[.$B$4]" office:value-type="float" office:value="12.3109037206339" calcext:value-type="float">
            <text:p>12.3109037206</text:p>
          </table:table-cell>
          <table:table-cell table:formula="of:=[.E47]/[.$B$3]" office:value-type="float" office:value="0.000026132851829845" calcext:value-type="float">
            <text:p>2.6132851829845E-005</text:p>
          </table:table-cell>
        </table:table-row>
      </table:table>
      <table:table table:name="NUCLEAR" table:style-name="ta1"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118976" calcext:value-type="float">
            <text:p>1.19E+00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2.998E+023" calcext:value-type="float">
            <text:p>3.00E+0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_Sol</text:p>
          </table:table-cell>
          <table:table-cell table:style-name="ce1" office:value-type="float" office:value="6.959E+023" calcext:value-type="float">
            <text:p>6.96E+0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_Sol</text:p>
          </table:table-cell>
          <table:table-cell table:style-name="ce1" office:value-type="float" office:value="1.12E+060" calcext:value-type="float">
            <text:p>1.12E+060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rho</text:p>
          </table:table-cell>
          <table:table-cell office:value-type="string" calcext:value-type="string">
            <text:p><text:s/>pressur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(km)</text:p>
          </table:table-cell>
          <table:table-cell office:value-type="string" calcext:value-type="string">
            <text:p>M/M_Sol</text:p>
          </table:table-cell>
          <table:table-cell office:value-type="string" calcext:value-type="string">
            <text:p>a/R_So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78.01" calcext:value-type="float">
            <text:p>2278.01</text:p>
          </table:table-cell>
          <table:table-cell office:value-type="float" office:value="1559.19" calcext:value-type="float">
            <text:p>1559.19</text:p>
          </table:table-cell>
          <table:table-cell table:number-columns-repeated="3"/>
          <table:table-cell table:formula="of:=SQRT([.$B$2]^2/(4*PI()*[.$B$1]*[.A9]))" office:value-type="float" office:value="5.13711397708414E+018" calcext:value-type="float">
            <text:p>5.13711397708414E+018</text:p>
          </table:table-cell>
          <table:table-cell table:formula="of:=4*PI()*[.A9]*[.F9]^3" office:value-type="float" office:value="3.88081638099181E+060" calcext:value-type="float">
            <text:p>3.88081638099181E+060</text:p>
          </table:table-cell>
          <table:table-cell table:formula="of:=[.F9]*0.00001" office:value-type="float" office:value="51371139770841.4" calcext:value-type="float">
            <text:p>51371139770841.4</text:p>
          </table:table-cell>
          <table:table-cell table:formula="of:=[.G9]/[.$B$4]" office:value-type="float" office:value="3.46501462588554" calcext:value-type="float">
            <text:p>3.4650146259</text:p>
          </table:table-cell>
          <table:table-cell table:formula="of:=[.F9]/[.$B$3]" office:value-type="float" office:value="0.00000738197151470633" calcext:value-type="float">
            <text:p>0.000007382</text:p>
          </table:table-cell>
        </table:table-row>
        <table:table-row table:style-name="ro1">
          <table:table-cell office:value-type="float" office:value="2031.36" calcext:value-type="float">
            <text:p>2031.36</text:p>
          </table:table-cell>
          <table:table-cell office:value-type="float" office:value="1292.44" calcext:value-type="float">
            <text:p>1292.44</text:p>
          </table:table-cell>
          <table:table-cell table:number-columns-repeated="8"/>
        </table:table-row>
        <table:table-row table:style-name="ro1">
          <table:table-cell office:value-type="float" office:value="1802.7" calcext:value-type="float">
            <text:p>1802.7</text:p>
          </table:table-cell>
          <table:table-cell office:value-type="float" office:value="1054.75" calcext:value-type="float">
            <text:p>1054.75</text:p>
          </table:table-cell>
          <table:table-cell table:number-columns-repeated="8"/>
        </table:table-row>
        <table:table-row table:style-name="ro1">
          <table:table-cell office:value-type="float" office:value="1591.26" calcext:value-type="float">
            <text:p>1591.26</text:p>
          </table:table-cell>
          <table:table-cell office:value-type="float" office:value="845.25" calcext:value-type="float">
            <text:p>845.25</text:p>
          </table:table-cell>
          <table:table-cell table:number-columns-repeated="8"/>
        </table:table-row>
        <table:table-row table:style-name="ro1">
          <table:table-cell office:value-type="float" office:value="1396.12" calcext:value-type="float">
            <text:p>1396.12</text:p>
          </table:table-cell>
          <table:table-cell office:value-type="float" office:value="663.062" calcext:value-type="float">
            <text:p>663.062</text:p>
          </table:table-cell>
          <table:table-cell table:number-columns-repeated="8"/>
        </table:table-row>
        <table:table-row table:style-name="ro1">
          <table:table-cell office:value-type="float" office:value="1216.35" calcext:value-type="float">
            <text:p>1216.35</text:p>
          </table:table-cell>
          <table:table-cell office:value-type="float" office:value="507.119" calcext:value-type="float">
            <text:p>507.119</text:p>
          </table:table-cell>
          <table:table-cell table:number-columns-repeated="8"/>
        </table:table-row>
        <table:table-row table:style-name="ro1">
          <table:table-cell office:value-type="float" office:value="1131.92" calcext:value-type="float">
            <text:p>1131.92</text:p>
          </table:table-cell>
          <table:table-cell office:value-type="float" office:value="438.6" calcext:value-type="float">
            <text:p>438.6</text:p>
          </table:table-cell>
          <table:table-cell table:number-columns-repeated="8"/>
        </table:table-row>
        <table:table-row table:style-name="ro1">
          <table:table-cell office:value-type="float" office:value="1050.92" calcext:value-type="float">
            <text:p>1050.92</text:p>
          </table:table-cell>
          <table:table-cell office:value-type="float" office:value="376.144" calcext:value-type="float">
            <text:p>376.144</text:p>
          </table:table-cell>
          <table:table-cell table:number-columns-repeated="8"/>
        </table:table-row>
        <table:table-row table:style-name="ro1">
          <table:table-cell office:value-type="float" office:value="973.238" calcext:value-type="float">
            <text:p>973.238</text:p>
          </table:table-cell>
          <table:table-cell office:value-type="float" office:value="319.556" calcext:value-type="float">
            <text:p>319.556</text:p>
          </table:table-cell>
          <table:table-cell table:number-columns-repeated="8"/>
        </table:table-row>
        <table:table-row table:style-name="ro1">
          <table:table-cell office:value-type="float" office:value="898.706" calcext:value-type="float">
            <text:p>898.706</text:p>
          </table:table-cell>
          <table:table-cell office:value-type="float" office:value="268.631" calcext:value-type="float">
            <text:p>268.631</text:p>
          </table:table-cell>
          <table:table-cell table:number-columns-repeated="8"/>
        </table:table-row>
        <table:table-row table:style-name="ro1">
          <table:table-cell office:value-type="float" office:value="827.212" calcext:value-type="float">
            <text:p>827.212</text:p>
          </table:table-cell>
          <table:table-cell office:value-type="float" office:value="223.138" calcext:value-type="float">
            <text:p>223.138</text:p>
          </table:table-cell>
          <table:table-cell table:number-columns-repeated="8"/>
        </table:table-row>
        <table:table-row table:style-name="ro1">
          <table:table-cell office:value-type="float" office:value="758.587" calcext:value-type="float">
            <text:p>758.587</text:p>
          </table:table-cell>
          <table:table-cell office:value-type="float" office:value="182.844" calcext:value-type="float">
            <text:p>182.844</text:p>
          </table:table-cell>
          <table:table-cell table:number-columns-repeated="8"/>
        </table:table-row>
        <table:table-row table:style-name="ro1">
          <table:table-cell office:value-type="float" office:value="718.706" calcext:value-type="float">
            <text:p>718.706</text:p>
          </table:table-cell>
          <table:table-cell office:value-type="float" office:value="161.056" calcext:value-type="float">
            <text:p>161.056</text:p>
          </table:table-cell>
          <table:table-cell table:number-columns-repeated="8"/>
        </table:table-row>
        <table:table-row table:style-name="ro1">
          <table:table-cell office:value-type="float" office:value="679.781" calcext:value-type="float">
            <text:p>679.781</text:p>
          </table:table-cell>
          <table:table-cell office:value-type="float" office:value="140.994" calcext:value-type="float">
            <text:p>140.994</text:p>
          </table:table-cell>
          <table:table-cell table:number-columns-repeated="8"/>
        </table:table-row>
        <table:table-row table:style-name="ro1">
          <table:table-cell office:value-type="float" office:value="641.7" calcext:value-type="float">
            <text:p>641.7</text:p>
          </table:table-cell>
          <table:table-cell office:value-type="float" office:value="122.6" calcext:value-type="float">
            <text:p>122.6</text:p>
          </table:table-cell>
          <table:table-cell table:number-columns-repeated="8"/>
        </table:table-row>
        <table:table-row table:style-name="ro1">
          <table:table-cell office:value-type="float" office:value="604.575" calcext:value-type="float">
            <text:p>604.575</text:p>
          </table:table-cell>
          <table:table-cell office:value-type="float" office:value="105.812" calcext:value-type="float">
            <text:p>105.812</text:p>
          </table:table-cell>
          <table:table-cell table:number-columns-repeated="8"/>
        </table:table-row>
        <table:table-row table:style-name="ro1">
          <table:table-cell office:value-type="float" office:value="568.237" calcext:value-type="float">
            <text:p>568.237</text:p>
          </table:table-cell>
          <table:table-cell office:value-type="float" office:value="90.5688" calcext:value-type="float">
            <text:p>90.5688</text:p>
          </table:table-cell>
          <table:table-cell table:number-columns-repeated="8"/>
        </table:table-row>
        <table:table-row table:style-name="ro1">
          <table:table-cell office:value-type="float" office:value="532.659" calcext:value-type="float">
            <text:p>532.659</text:p>
          </table:table-cell>
          <table:table-cell office:value-type="float" office:value="76.8062" calcext:value-type="float">
            <text:p>76.8062</text:p>
          </table:table-cell>
          <table:table-cell table:number-columns-repeated="8"/>
        </table:table-row>
        <table:table-row table:style-name="ro1">
          <table:table-cell office:value-type="float" office:value="497.863" calcext:value-type="float">
            <text:p>497.863</text:p>
          </table:table-cell>
          <table:table-cell office:value-type="float" office:value="64.4688" calcext:value-type="float">
            <text:p>64.4688</text:p>
          </table:table-cell>
          <table:table-cell table:number-columns-repeated="8"/>
        </table:table-row>
        <table:table-row table:style-name="ro1">
          <table:table-cell office:value-type="float" office:value="463.781" calcext:value-type="float">
            <text:p>463.781</text:p>
          </table:table-cell>
          <table:table-cell office:value-type="float" office:value="53.4756" calcext:value-type="float">
            <text:p>53.4756</text:p>
          </table:table-cell>
          <table:table-cell table:number-columns-repeated="8"/>
        </table:table-row>
        <table:table-row table:style-name="ro1">
          <table:table-cell office:value-type="float" office:value="430.369" calcext:value-type="float">
            <text:p>430.369</text:p>
          </table:table-cell>
          <table:table-cell office:value-type="float" office:value="43.7706" calcext:value-type="float">
            <text:p>43.7706</text:p>
          </table:table-cell>
          <table:table-cell table:number-columns-repeated="8"/>
        </table:table-row>
        <table:table-row table:style-name="ro1">
          <table:table-cell office:value-type="float" office:value="397.598" calcext:value-type="float">
            <text:p>397.598</text:p>
          </table:table-cell>
          <table:table-cell office:value-type="float" office:value="35.2819" calcext:value-type="float">
            <text:p>35.2819</text:p>
          </table:table-cell>
          <table:table-cell table:number-columns-repeated="8"/>
        </table:table-row>
        <table:table-row table:style-name="ro1">
          <table:table-cell office:value-type="float" office:value="365.417" calcext:value-type="float">
            <text:p>365.417</text:p>
          </table:table-cell>
          <table:table-cell office:value-type="float" office:value="27.9387" calcext:value-type="float">
            <text:p>27.9387</text:p>
          </table:table-cell>
          <table:table-cell table:number-columns-repeated="8"/>
        </table:table-row>
        <table:table-row table:style-name="ro1">
          <table:table-cell office:value-type="float" office:value="333.788" calcext:value-type="float">
            <text:p>333.788</text:p>
          </table:table-cell>
          <table:table-cell office:value-type="float" office:value="21.6687" calcext:value-type="float">
            <text:p>21.6687</text:p>
          </table:table-cell>
          <table:table-cell table:number-columns-repeated="8"/>
        </table:table-row>
        <table:table-row table:style-name="ro1">
          <table:table-cell office:value-type="float" office:value="302.67" calcext:value-type="float">
            <text:p>302.67</text:p>
          </table:table-cell>
          <table:table-cell office:value-type="float" office:value="16.3969" calcext:value-type="float">
            <text:p>16.3969</text:p>
          </table:table-cell>
          <table:table-cell table:number-columns-repeated="8"/>
        </table:table-row>
        <table:table-row table:style-name="ro1">
          <table:table-cell office:value-type="float" office:value="272.014" calcext:value-type="float">
            <text:p>272.014</text:p>
          </table:table-cell>
          <table:table-cell office:value-type="float" office:value="12.0481" calcext:value-type="float">
            <text:p>12.0481</text:p>
          </table:table-cell>
          <table:table-cell table:number-columns-repeated="8"/>
        </table:table-row>
        <table:table-row table:style-name="ro1">
          <table:table-cell office:value-type="float" office:value="241.779" calcext:value-type="float">
            <text:p>241.779</text:p>
          </table:table-cell>
          <table:table-cell office:value-type="float" office:value="8.5425" calcext:value-type="float">
            <text:p>8.5425</text:p>
          </table:table-cell>
          <table:table-cell table:number-columns-repeated="8"/>
        </table:table-row>
        <table:table-row table:style-name="ro1">
          <table:table-cell office:value-type="float" office:value="211.922" calcext:value-type="float">
            <text:p>211.922</text:p>
          </table:table-cell>
          <table:table-cell office:value-type="float" office:value="5.79787" calcext:value-type="float">
            <text:p>5.79787</text:p>
          </table:table-cell>
          <table:table-cell table:number-columns-repeated="8"/>
        </table:table-row>
        <table:table-row table:style-name="ro1">
          <table:table-cell office:value-type="float" office:value="182.385" calcext:value-type="float">
            <text:p>182.385</text:p>
          </table:table-cell>
          <table:table-cell office:value-type="float" office:value="3.72919" calcext:value-type="float">
            <text:p>3.72919</text:p>
          </table:table-cell>
          <table:table-cell table:number-columns-repeated="8"/>
        </table:table-row>
        <table:table-row table:style-name="ro1">
          <table:table-cell office:value-type="float" office:value="153.129" calcext:value-type="float">
            <text:p>153.129</text:p>
          </table:table-cell>
          <table:table-cell office:value-type="float" office:value="2.24544" calcext:value-type="float">
            <text:p>2.24544</text:p>
          </table:table-cell>
          <table:table-cell table:number-columns-repeated="8"/>
        </table:table-row>
        <table:table-row table:style-name="ro1">
          <table:table-cell office:value-type="float" office:value="124.104" calcext:value-type="float">
            <text:p>124.104</text:p>
          </table:table-cell>
          <table:table-cell office:value-type="float" office:value="1.24819" calcext:value-type="float">
            <text:p>1.24819</text:p>
          </table:table-cell>
          <table:table-cell table:number-columns-repeated="8"/>
        </table:table-row>
        <table:table-row table:style-name="ro1">
          <table:table-cell office:value-type="float" office:value="114.469" calcext:value-type="float">
            <text:p>114.469</text:p>
          </table:table-cell>
          <table:table-cell office:value-type="float" office:value="1.00394" calcext:value-type="float">
            <text:p>1.00394</text:p>
          </table:table-cell>
          <table:table-cell table:number-columns-repeated="8"/>
        </table:table-row>
        <table:table-row table:style-name="ro1">
          <table:table-cell office:value-type="float" office:value="104.856" calcext:value-type="float">
            <text:p>104.856</text:p>
          </table:table-cell>
          <table:table-cell office:value-type="float" office:value="0.793813" calcext:value-type="float">
            <text:p>0.793813</text:p>
          </table:table-cell>
          <table:table-cell table:number-columns-repeated="8"/>
        </table:table-row>
        <table:table-row table:style-name="ro1">
          <table:table-cell office:value-type="float" office:value="95.2594" calcext:value-type="float">
            <text:p>95.2594</text:p>
          </table:table-cell>
          <table:table-cell office:value-type="float" office:value="0.619663" calcext:value-type="float">
            <text:p>0.619663</text:p>
          </table:table-cell>
          <table:table-cell table:number-columns-repeated="8"/>
        </table:table-row>
        <table:table-row table:style-name="ro1">
          <table:table-cell office:value-type="float" office:value="85.68" calcext:value-type="float">
            <text:p>85.68</text:p>
          </table:table-cell>
          <table:table-cell office:value-type="float" office:value="0.477769" calcext:value-type="float">
            <text:p>0.477769</text:p>
          </table:table-cell>
          <table:table-cell table:number-columns-repeated="8"/>
        </table:table-row>
        <table:table-row table:style-name="ro1">
          <table:table-cell office:value-type="float" office:value="80.8931" calcext:value-type="float">
            <text:p>80.8931</text:p>
          </table:table-cell>
          <table:table-cell office:value-type="float" office:value="0.417675" calcext:value-type="float">
            <text:p>0.417675</text:p>
          </table:table-cell>
          <table:table-cell table:number-columns-repeated="8"/>
        </table:table-row>
        <table:table-row table:style-name="ro1">
          <table:table-cell office:value-type="float" office:value="76.1119" calcext:value-type="float">
            <text:p>76.1119</text:p>
          </table:table-cell>
          <table:table-cell office:value-type="float" office:value="0.364125" calcext:value-type="float">
            <text:p>0.364125</text:p>
          </table:table-cell>
          <table:table-cell table:number-columns-repeated="8"/>
        </table:table-row>
        <table:table-row table:style-name="ro1">
          <table:table-cell office:value-type="float" office:value="73.3387" calcext:value-type="float">
            <text:p>73.3387</text:p>
          </table:table-cell>
          <table:table-cell office:value-type="float" office:value="0.335869" calcext:value-type="float">
            <text:p>0.335869</text:p>
          </table:table-cell>
          <table:table-cell table:number-columns-repeated="8"/>
        </table:table-row>
        <table:table-row table:style-name="ro1">
          <table:table-cell office:value-type="float" office:value="72.2531" calcext:value-type="float">
            <text:p>72.2531</text:p>
          </table:table-cell>
          <table:table-cell office:value-type="float" office:value="0.335869" calcext:value-type="float">
            <text:p>0.335869</text:p>
          </table:table-cell>
          <table:table-cell table:number-columns-repeated="8"/>
        </table:table-row>
        <table:table-row table:style-name="ro1">
          <table:table-cell office:value-type="float" office:value="71.55" calcext:value-type="float">
            <text:p>71.55</text:p>
          </table:table-cell>
          <table:table-cell office:value-type="float" office:value="0.33035" calcext:value-type="float">
            <text:p>0.33035</text:p>
          </table:table-cell>
          <table:table-cell table:number-columns-repeated="8"/>
        </table:table-row>
        <table:table-row table:style-name="ro1">
          <table:table-cell office:value-type="float" office:value="69.5925" calcext:value-type="float">
            <text:p>69.5925</text:p>
          </table:table-cell>
          <table:table-cell office:value-type="float" office:value="0.315387" calcext:value-type="float">
            <text:p>0.315387</text:p>
          </table:table-cell>
          <table:table-cell table:number-columns-repeated="8"/>
        </table:table-row>
        <table:table-row table:style-name="ro1">
          <table:table-cell office:value-type="float" office:value="66.7069" calcext:value-type="float">
            <text:p>66.7069</text:p>
          </table:table-cell>
          <table:table-cell office:value-type="float" office:value="0.293737" calcext:value-type="float">
            <text:p>0.293737</text:p>
          </table:table-cell>
          <table:table-cell table:number-columns-repeated="8"/>
        </table:table-row>
        <table:table-row table:style-name="ro1">
          <table:table-cell office:value-type="float" office:value="63.8494" calcext:value-type="float">
            <text:p>63.8494</text:p>
          </table:table-cell>
          <table:table-cell office:value-type="float" office:value="0.273006" calcext:value-type="float">
            <text:p>0.273006</text:p>
          </table:table-cell>
          <table:table-cell table:number-columns-repeated="8"/>
        </table:table-row>
        <table:table-row table:style-name="ro1">
          <table:table-cell office:value-type="float" office:value="61.0031" calcext:value-type="float">
            <text:p>61.0031</text:p>
          </table:table-cell>
          <table:table-cell office:value-type="float" office:value="0.253181" calcext:value-type="float">
            <text:p>0.253181</text:p>
          </table:table-cell>
          <table:table-cell table:number-columns-repeated="8"/>
        </table:table-row>
        <table:table-row table:style-name="ro1">
          <table:table-cell office:value-type="float" office:value="57.2231" calcext:value-type="float">
            <text:p>57.2231</text:p>
          </table:table-cell>
          <table:table-cell office:value-type="float" office:value="0.228156" calcext:value-type="float">
            <text:p>0.228156</text:p>
          </table:table-cell>
          <table:table-cell table:number-columns-repeated="8"/>
        </table:table-row>
        <table:table-row table:style-name="ro1">
          <table:table-cell office:value-type="float" office:value="53.4499" calcext:value-type="float">
            <text:p>53.4499</text:p>
          </table:table-cell>
          <table:table-cell office:value-type="float" office:value="0.204725" calcext:value-type="float">
            <text:p>0.204725</text:p>
          </table:table-cell>
          <table:table-cell table:number-columns-repeated="8"/>
        </table:table-row>
        <table:table-row table:style-name="ro1">
          <table:table-cell office:value-type="float" office:value="49.6969" calcext:value-type="float">
            <text:p>49.6969</text:p>
          </table:table-cell>
          <table:table-cell office:value-type="float" office:value="0.182881" calcext:value-type="float">
            <text:p>0.182881</text:p>
          </table:table-cell>
          <table:table-cell table:number-columns-repeated="8"/>
        </table:table-row>
        <table:table-row table:style-name="ro1">
          <table:table-cell office:value-type="float" office:value="45.9776" calcext:value-type="float">
            <text:p>45.9776</text:p>
          </table:table-cell>
          <table:table-cell office:value-type="float" office:value="0.162612" calcext:value-type="float">
            <text:p>0.162612</text:p>
          </table:table-cell>
          <table:table-cell table:number-columns-repeated="8"/>
        </table:table-row>
        <table:table-row table:style-name="ro1">
          <table:table-cell office:value-type="float" office:value="42.3135" calcext:value-type="float">
            <text:p>42.3135</text:p>
          </table:table-cell>
          <table:table-cell office:value-type="float" office:value="0.1439" calcext:value-type="float">
            <text:p>0.1439</text:p>
          </table:table-cell>
          <table:table-cell table:number-columns-repeated="8"/>
        </table:table-row>
        <table:table-row table:style-name="ro1">
          <table:table-cell office:value-type="float" office:value="37.8472" calcext:value-type="float">
            <text:p>37.8472</text:p>
          </table:table-cell>
          <table:table-cell office:value-type="float" office:value="0.122663" calcext:value-type="float">
            <text:p>0.122663</text:p>
          </table:table-cell>
          <table:table-cell table:number-columns-repeated="8"/>
        </table:table-row>
        <table:table-row table:style-name="ro1">
          <table:table-cell office:value-type="float" office:value="34.3986" calcext:value-type="float">
            <text:p>34.3986</text:p>
          </table:table-cell>
          <table:table-cell office:value-type="float" office:value="0.107344" calcext:value-type="float">
            <text:p>0.107344</text:p>
          </table:table-cell>
          <table:table-cell table:number-columns-repeated="8"/>
        </table:table-row>
        <table:table-row table:style-name="ro1">
          <table:table-cell office:value-type="float" office:value="30.2867" calcext:value-type="float">
            <text:p>30.2867</text:p>
          </table:table-cell>
          <table:table-cell office:value-type="float" office:value="0.0901875" calcext:value-type="float">
            <text:p>0.0901875</text:p>
          </table:table-cell>
          <table:table-cell table:number-columns-repeated="8"/>
        </table:table-row>
        <table:table-row table:style-name="ro1">
          <table:table-cell office:value-type="float" office:value="26.4381" calcext:value-type="float">
            <text:p>26.4381</text:p>
          </table:table-cell>
          <table:table-cell office:value-type="float" office:value="0.0751437" calcext:value-type="float">
            <text:p>0.0751437</text:p>
          </table:table-cell>
          <table:table-cell table:number-columns-repeated="8"/>
        </table:table-row>
        <table:table-row table:style-name="ro1">
          <table:table-cell office:value-type="float" office:value="22.887" calcext:value-type="float">
            <text:p>22.887</text:p>
          </table:table-cell>
          <table:table-cell office:value-type="float" office:value="0.0620537" calcext:value-type="float">
            <text:p>0.0620537</text:p>
          </table:table-cell>
          <table:table-cell table:number-columns-repeated="8"/>
        </table:table-row>
        <table:table-row table:style-name="ro1">
          <table:table-cell office:value-type="float" office:value="20.2742" calcext:value-type="float">
            <text:p>20.2742</text:p>
          </table:table-cell>
          <table:table-cell office:value-type="float" office:value="0.0528831" calcext:value-type="float">
            <text:p>0.0528831</text:p>
          </table:table-cell>
          <table:table-cell table:number-columns-repeated="8"/>
        </table:table-row>
        <table:table-row table:style-name="ro1">
          <table:table-cell office:value-type="float" office:value="15.6622" calcext:value-type="float">
            <text:p>15.6622</text:p>
          </table:table-cell>
          <table:table-cell office:value-type="float" office:value="0.0376462" calcext:value-type="float">
            <text:p>0.0376462</text:p>
          </table:table-cell>
          <table:table-cell table:number-columns-repeated="8"/>
        </table:table-row>
        <table:table-row table:style-name="ro1">
          <table:table-cell office:value-type="float" office:value="11.8361" calcext:value-type="float">
            <text:p>11.8361</text:p>
          </table:table-cell>
          <table:table-cell office:value-type="float" office:value="0.0259837" calcext:value-type="float">
            <text:p>0.0259837</text:p>
          </table:table-cell>
          <table:table-cell table:number-columns-repeated="8"/>
        </table:table-row>
        <table:table-row table:style-name="ro1">
          <table:table-cell office:value-type="float" office:value="9.43537" calcext:value-type="float">
            <text:p>9.43537</text:p>
          </table:table-cell>
          <table:table-cell office:value-type="float" office:value="0.0192" calcext:value-type="float">
            <text:p>0.0192</text:p>
          </table:table-cell>
          <table:table-cell table:number-columns-repeated="8"/>
        </table:table-row>
        <table:table-row table:style-name="ro1">
          <table:table-cell office:value-type="float" office:value="7.08356" calcext:value-type="float">
            <text:p>7.08356</text:p>
          </table:table-cell>
          <table:table-cell office:value-type="float" office:value="0.0130587" calcext:value-type="float">
            <text:p>0.0130587</text:p>
          </table:table-cell>
          <table:table-cell table:number-columns-repeated="8"/>
        </table:table-row>
        <table:table-row table:style-name="ro1">
          <table:table-cell office:value-type="float" office:value="5.40832" calcext:value-type="float">
            <text:p>5.40832</text:p>
          </table:table-cell>
          <table:table-cell office:value-type="float" office:value="0.00907063" calcext:value-type="float">
            <text:p>0.00907063</text:p>
          </table:table-cell>
          <table:table-cell table:number-columns-repeated="8"/>
        </table:table-row>
        <table:table-row table:style-name="ro1">
          <table:table-cell office:value-type="float" office:value="4.22471" calcext:value-type="float">
            <text:p>4.22471</text:p>
          </table:table-cell>
          <table:table-cell office:value-type="float" office:value="0.00650313" calcext:value-type="float">
            <text:p>0.00650313</text:p>
          </table:table-cell>
          <table:table-cell table:number-columns-repeated="8"/>
        </table:table-row>
        <table:table-row table:style-name="ro1">
          <table:table-cell office:value-type="float" office:value="3.21486" calcext:value-type="float">
            <text:p>3.21486</text:p>
          </table:table-cell>
          <table:table-cell office:value-type="float" office:value="0.004519" calcext:value-type="float">
            <text:p>0.004519</text:p>
          </table:table-cell>
          <table:table-cell table:number-columns-repeated="8"/>
        </table:table-row>
        <table:table-row table:style-name="ro1">
          <table:table-cell office:value-type="float" office:value="2.52152" calcext:value-type="float">
            <text:p>2.52152</text:p>
          </table:table-cell>
          <table:table-cell office:value-type="float" office:value="0.00329244" calcext:value-type="float">
            <text:p>0.00329244</text:p>
          </table:table-cell>
          <table:table-cell table:number-columns-repeated="8"/>
        </table:table-row>
        <table:table-row table:style-name="ro1">
          <table:table-cell office:value-type="float" office:value="1.92251" calcext:value-type="float">
            <text:p>1.92251</text:p>
          </table:table-cell>
          <table:table-cell office:value-type="float" office:value="0.00234131" calcext:value-type="float">
            <text:p>0.00234131</text:p>
          </table:table-cell>
          <table:table-cell table:number-columns-repeated="8"/>
        </table:table-row>
        <table:table-row table:style-name="ro1">
          <table:table-cell office:value-type="float" office:value="1.5318" calcext:value-type="float">
            <text:p>1.5318</text:p>
          </table:table-cell>
          <table:table-cell office:value-type="float" office:value="0.00178531" calcext:value-type="float">
            <text:p>0.00178531</text:p>
          </table:table-cell>
          <table:table-cell table:number-columns-repeated="8"/>
        </table:table-row>
        <table:table-row table:style-name="ro1">
          <table:table-cell office:value-type="float" office:value="1.18918" calcext:value-type="float">
            <text:p>1.18918</text:p>
          </table:table-cell>
          <table:table-cell office:value-type="float" office:value="0.00134669" calcext:value-type="float">
            <text:p>0.00134669</text:p>
          </table:table-cell>
          <table:table-cell table:number-columns-repeated="8"/>
        </table:table-row>
        <table:table-row table:style-name="ro1">
          <table:table-cell office:value-type="float" office:value="0.986794" calcext:value-type="float">
            <text:p>0.986794</text:p>
          </table:table-cell>
          <table:table-cell office:value-type="float" office:value="0.001112" calcext:value-type="float">
            <text:p>0.001112</text:p>
          </table:table-cell>
          <table:table-cell table:number-columns-repeated="8"/>
        </table:table-row>
        <table:table-row table:style-name="ro1">
          <table:table-cell office:value-type="float" office:value="0.721744" calcext:value-type="float">
            <text:p>0.721744</text:p>
          </table:table-cell>
          <table:table-cell office:value-type="float" office:value="0.000835625" calcext:value-type="float">
            <text:p>0.000835625</text:p>
          </table:table-cell>
          <table:table-cell table:number-columns-repeated="8"/>
        </table:table-row>
        <table:table-row table:style-name="ro1">
          <table:table-cell office:value-type="float" office:value="0.570713" calcext:value-type="float">
            <text:p>0.570713</text:p>
          </table:table-cell>
          <table:table-cell office:value-type="float" office:value="0.0006955" calcext:value-type="float">
            <text:p>0.0006955</text:p>
          </table:table-cell>
          <table:table-cell table:number-columns-repeated="8"/>
        </table:table-row>
        <table:table-row table:style-name="ro1">
          <table:table-cell office:value-type="float" office:value="0.503021" calcext:value-type="float">
            <text:p>0.503021</text:p>
          </table:table-cell>
          <table:table-cell office:value-type="float" office:value="0.000636938" calcext:value-type="float">
            <text:p>0.000636938</text:p>
          </table:table-cell>
          <table:table-cell table:number-columns-repeated="8"/>
        </table:table-row>
        <table:table-row table:style-name="ro1">
          <table:table-cell office:value-type="float" office:value="0.440657" calcext:value-type="float">
            <text:p>0.440657</text:p>
          </table:table-cell>
          <table:table-cell office:value-type="float" office:value="0.000585419" calcext:value-type="float">
            <text:p>0.000585419</text:p>
          </table:table-cell>
          <table:table-cell table:number-columns-repeated="8"/>
        </table:table-row>
        <table:table-row table:style-name="ro1">
          <table:table-cell office:value-type="float" office:value="0.38376" calcext:value-type="float">
            <text:p>0.38376</text:p>
          </table:table-cell>
          <table:table-cell office:value-type="float" office:value="0.000540269" calcext:value-type="float">
            <text:p>0.000540269</text:p>
          </table:table-cell>
          <table:table-cell table:number-columns-repeated="8"/>
        </table:table-row>
        <table:table-row table:style-name="ro1">
          <table:table-cell office:value-type="float" office:value="0.332544" calcext:value-type="float">
            <text:p>0.332544</text:p>
          </table:table-cell>
          <table:table-cell office:value-type="float" office:value="0.000500931" calcext:value-type="float">
            <text:p>0.000500931</text:p>
          </table:table-cell>
          <table:table-cell table:number-columns-repeated="8"/>
        </table:table-row>
        <table:table-row table:style-name="ro1">
          <table:table-cell office:value-type="float" office:value="0.287325" calcext:value-type="float">
            <text:p>0.287325</text:p>
          </table:table-cell>
          <table:table-cell office:value-type="float" office:value="0.000466781" calcext:value-type="float">
            <text:p>0.000466781</text:p>
          </table:table-cell>
          <table:table-cell table:number-columns-repeated="8"/>
        </table:table-row>
        <table:table-row table:style-name="ro1">
          <table:table-cell office:value-type="float" office:value="0.248619" calcext:value-type="float">
            <text:p>0.248619</text:p>
          </table:table-cell>
          <table:table-cell office:value-type="float" office:value="0.000437156" calcext:value-type="float">
            <text:p>0.000437156</text:p>
          </table:table-cell>
          <table:table-cell table:number-columns-repeated="8"/>
        </table:table-row>
        <table:table-row table:style-name="ro1">
          <table:table-cell office:value-type="float" office:value="0.217406" calcext:value-type="float">
            <text:p>0.217406</text:p>
          </table:table-cell>
          <table:table-cell office:value-type="float" office:value="0.000411331" calcext:value-type="float">
            <text:p>0.000411331</text:p>
          </table:table-cell>
          <table:table-cell table:number-columns-repeated="8"/>
        </table:table-row>
        <table:table-row table:style-name="ro1">
          <table:table-cell office:value-type="float" office:value="0.207467" calcext:value-type="float">
            <text:p>0.207467</text:p>
          </table:table-cell>
          <table:table-cell office:value-type="float" office:value="0.0004019" calcext:value-type="float">
            <text:p>0.0004019</text:p>
          </table:table-cell>
          <table:table-cell table:number-columns-repeated="8"/>
        </table:table-row>
        <table:table-row table:style-name="ro1">
          <table:table-cell office:value-type="float" office:value="0.196599" calcext:value-type="float">
            <text:p>0.196599</text:p>
          </table:table-cell>
          <table:table-cell office:value-type="float" office:value="0.000388438" calcext:value-type="float">
            <text:p>0.000388438</text:p>
          </table:table-cell>
          <table:table-cell table:number-columns-repeated="8"/>
        </table:table-row>
        <table:table-row table:style-name="ro1">
          <table:table-cell office:value-type="float" office:value="0.0541744" calcext:value-type="float">
            <text:p>0.0541744</text:p>
          </table:table-cell>
          <table:table-cell office:value-type="string" calcext:value-type="string">
            <text:p>9.0625e</text:p>
          </table:table-cell>
          <table:table-cell table:number-columns-repeated="8"/>
        </table:table-row>
        <table:table-row table:style-name="ro1">
          <table:table-cell office:value-type="float" office:value="0.0468956" calcext:value-type="float">
            <text:p>0.0468956</text:p>
          </table:table-cell>
          <table:table-cell office:value-type="string" calcext:value-type="string">
            <text:p>6.875e</text:p>
          </table:table-cell>
          <table:table-cell table:number-columns-repeated="8"/>
        </table:table-row>
        <table:table-row table:style-name="ro1">
          <table:table-cell office:value-type="float" office:value="0.0372319" calcext:value-type="float">
            <text:p>0.0372319</text:p>
          </table:table-cell>
          <table:table-cell office:value-type="string" calcext:value-type="string">
            <text:p>5.05562e</text:p>
          </table:table-cell>
          <table:table-cell table:number-columns-repeated="8"/>
        </table:table-row>
        <table:table-row table:style-name="ro1">
          <table:table-cell office:value-type="float" office:value="0.0283444" calcext:value-type="float">
            <text:p>0.0283444</text:p>
          </table:table-cell>
          <table:table-cell office:value-type="string" calcext:value-type="string">
            <text:p>3.71812e</text:p>
          </table:table-cell>
          <table:table-cell table:number-columns-repeated="8"/>
        </table:table-row>
        <table:table-row table:style-name="ro1">
          <table:table-cell office:value-type="float" office:value="0.0234787" calcext:value-type="float">
            <text:p>0.0234787</text:p>
          </table:table-cell>
          <table:table-cell office:value-type="string" calcext:value-type="string">
            <text:p>2.8925e</text:p>
          </table:table-cell>
          <table:table-cell table:number-columns-repeated="8"/>
        </table:table-row>
        <table:table-row table:style-name="ro1">
          <table:table-cell office:value-type="float" office:value="0.0186469" calcext:value-type="float">
            <text:p>0.0186469</text:p>
          </table:table-cell>
          <table:table-cell office:value-type="string" calcext:value-type="string">
            <text:p>2.1275e</text:p>
          </table:table-cell>
          <table:table-cell table:number-columns-repeated="8"/>
        </table:table-row>
        <table:table-row table:style-name="ro1">
          <table:table-cell office:value-type="float" office:value="0.0142481" calcext:value-type="float">
            <text:p>0.0142481</text:p>
          </table:table-cell>
          <table:table-cell office:value-type="string" calcext:value-type="string">
            <text:p>1.56437e</text:p>
          </table:table-cell>
          <table:table-cell table:number-columns-repeated="8"/>
        </table:table-row>
        <table:table-row table:style-name="ro1">
          <table:table-cell office:value-type="float" office:value="0.0117619" calcext:value-type="float">
            <text:p>0.0117619</text:p>
          </table:table-cell>
          <table:table-cell office:value-type="string" calcext:value-type="string">
            <text:p>1.21125e</text:p>
          </table:table-cell>
          <table:table-cell table:number-columns-repeated="8"/>
        </table:table-row>
        <table:table-row table:style-name="ro1">
          <table:table-cell office:value-type="float" office:value="0.00934312" calcext:value-type="float">
            <text:p>0.00934312</text:p>
          </table:table-cell>
          <table:table-cell office:value-type="string" calcext:value-type="string">
            <text:p>8.90625e</text:p>
          </table:table-cell>
          <table:table-cell table:number-columns-repeated="8"/>
        </table:table-row>
        <table:table-row table:style-name="ro1">
          <table:table-cell office:value-type="float" office:value="0.00741937" calcext:value-type="float">
            <text:p>0.00741937</text:p>
          </table:table-cell>
          <table:table-cell office:value-type="string" calcext:value-type="string">
            <text:p>6.55e</text:p>
          </table:table-cell>
          <table:table-cell table:number-columns-repeated="8"/>
        </table:table-row>
        <table:table-row table:style-name="ro1">
          <table:table-cell office:value-type="float" office:value="0.00568687" calcext:value-type="float">
            <text:p>0.00568687</text:p>
          </table:table-cell>
          <table:table-cell office:value-type="string" calcext:value-type="string">
            <text:p>4.81375e</text:p>
          </table:table-cell>
          <table:table-cell table:number-columns-repeated="8"/>
        </table:table-row>
        <table:table-row table:style-name="ro1">
          <table:table-cell office:value-type="float" office:value="0.00451744" calcext:value-type="float">
            <text:p>0.00451744</text:p>
          </table:table-cell>
          <table:table-cell office:value-type="string" calcext:value-type="string">
            <text:p>3.53875e</text:p>
          </table:table-cell>
          <table:table-cell table:number-columns-repeated="8"/>
        </table:table-row>
        <table:table-row table:style-name="ro1">
          <table:table-cell office:value-type="float" office:value="0.00371587" calcext:value-type="float">
            <text:p>0.00371587</text:p>
          </table:table-cell>
          <table:table-cell office:value-type="string" calcext:value-type="string">
            <text:p>2.72625e</text:p>
          </table:table-cell>
          <table:table-cell table:number-columns-repeated="8"/>
        </table:table-row>
        <table:table-row table:style-name="ro1">
          <table:table-cell office:value-type="float" office:value="0.00234337" calcext:value-type="float">
            <text:p>0.00234337</text:p>
          </table:table-cell>
          <table:table-cell office:value-type="string" calcext:value-type="string">
            <text:p>1.4725e</text:p>
          </table:table-cell>
          <table:table-cell table:number-columns-repeated="8"/>
        </table:table-row>
        <table:table-row table:style-name="ro1">
          <table:table-cell office:value-type="float" office:value="0.00143156" calcext:value-type="float">
            <text:p>0.00143156</text:p>
          </table:table-cell>
          <table:table-cell office:value-type="string" calcext:value-type="string">
            <text:p>7.95e</text:p>
          </table:table-cell>
          <table:table-cell table:number-columns-repeated="8"/>
        </table:table-row>
        <table:table-row table:style-name="ro1">
          <table:table-cell office:value-type="float" office:value="0.000903375" calcext:value-type="float">
            <text:p>0.000903375</text:p>
          </table:table-cell>
          <table:table-cell office:value-type="string" calcext:value-type="string">
            <text:p>4.2875e</text:p>
          </table:table-cell>
          <table:table-cell table:number-columns-repeated="8"/>
        </table:table-row>
        <table:table-row table:style-name="ro1">
          <table:table-cell office:value-type="float" office:value="0.00068175" calcext:value-type="float">
            <text:p>0.00068175</text:p>
          </table:table-cell>
          <table:table-cell office:value-type="string" calcext:value-type="string">
            <text:p>3.1475e</text:p>
          </table:table-cell>
          <table:table-cell table:number-columns-repeated="8"/>
        </table:table-row>
        <table:table-row table:style-name="ro1">
          <table:table-cell office:value-type="float" office:value="0.000588375" calcext:value-type="float">
            <text:p>0.000588375</text:p>
          </table:table-cell>
          <table:table-cell office:value-type="string" calcext:value-type="string">
            <text:p>2.58062e</text:p>
          </table:table-cell>
          <table:table-cell table:number-columns-repeated="8"/>
        </table:table-row>
        <table:table-row table:style-name="ro1">
          <table:table-cell office:value-type="float" office:value="0.000467044" calcext:value-type="float">
            <text:p>0.000467044</text:p>
          </table:table-cell>
          <table:table-cell office:value-type="string" calcext:value-type="string">
            <text:p>1.89313e</text:p>
          </table:table-cell>
          <table:table-cell table:number-columns-repeated="8"/>
        </table:table-row>
        <table:table-row table:style-name="ro1">
          <table:table-cell office:value-type="float" office:value="0.000294694" calcext:value-type="float">
            <text:p>0.000294694</text:p>
          </table:table-cell>
          <table:table-cell office:value-type="string" calcext:value-type="string">
            <text:p>1.01812e</text:p>
          </table:table-cell>
          <table:table-cell table:number-columns-repeated="8"/>
        </table:table-row>
        <table:table-row table:style-name="ro1">
          <table:table-cell office:value-type="float" office:value="0.000185906" calcext:value-type="float">
            <text:p>0.000185906</text:p>
          </table:table-cell>
          <table:table-cell office:value-type="string" calcext:value-type="string">
            <text:p>5.46125e</text:p>
          </table:table-cell>
          <table:table-cell table:number-columns-repeated="8"/>
        </table:table-row>
        <table:table-row table:style-name="ro1">
          <table:table-cell office:value-type="float" office:value="0.000147656" calcext:value-type="float">
            <text:p>0.000147656</text:p>
          </table:table-cell>
          <table:table-cell office:value-type="string" calcext:value-type="string">
            <text:p>4.1725e</text:p>
          </table:table-cell>
          <table:table-cell table:number-columns-repeated="8"/>
        </table:table-row>
      </table:table>
      <table:table table:name="Nuclear -&gt; CG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1-11T00:31:02.891531096</dc:date>
    <meta:editing-duration>PT1H38M12S</meta:editing-duration>
    <meta:editing-cycles>3</meta:editing-cycles>
    <meta:document-statistic meta:table-count="3" meta:cell-count="551" meta:object-count="0"/>
  </office:meta>
</office:document-meta>
</file>